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29pt"/>
    </style:style>
    <style:style style:name="co2" style:family="table-column">
      <style:table-column-properties fo:break-before="auto" style:column-width="13.44pt"/>
    </style:style>
    <style:style style:name="co4" style:family="table-column">
      <style:table-column-properties fo:break-before="auto" style:column-width="97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vel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Level2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43103448275862" calcext:value-type="float">
            <text:p>0.5431034482758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82426778242678" calcext:value-type="float">
            <text:p>0.7824267782426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50295857988166" calcext:value-type="float">
            <text:p>0.550295857988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74193548387097" calcext:value-type="float">
            <text:p>0.27419354838709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37037037037037" calcext:value-type="float">
            <text:p>0.5370370370370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26966292134831" calcext:value-type="float">
            <text:p>0.4269662921348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74193548387097" calcext:value-type="float">
            <text:p>0.2741935483870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37037037037037" calcext:value-type="float">
            <text:p>0.5370370370370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43103448275862" calcext:value-type="float">
            <text:p>0.54310344827586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6966292134831" calcext:value-type="float">
            <text:p>0.4269662921348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85981308411215" calcext:value-type="float">
            <text:p>0.4859813084112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43103448275862" calcext:value-type="float">
            <text:p>0.54310344827586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782426778242678" calcext:value-type="float">
            <text:p>0.7824267782426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37037037037037" calcext:value-type="float">
            <text:p>0.5370370370370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550295857988166" calcext:value-type="float">
            <text:p>0.55029585798816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485981308411215" calcext:value-type="float">
            <text:p>0.4859813084112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782426778242678" calcext:value-type="float">
            <text:p>0.7824267782426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782426778242678" calcext:value-type="float">
            <text:p>0.78242677824267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485981308411215" calcext:value-type="float">
            <text:p>0.4859813084112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552631578947368" calcext:value-type="float">
            <text:p>0.5526315789473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426966292134831" calcext:value-type="float">
            <text:p>0.4269662921348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26966292134831" calcext:value-type="float">
            <text:p>0.42696629213483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82426778242678" calcext:value-type="float">
            <text:p>0.78242677824267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550295857988166" calcext:value-type="float">
            <text:p>0.55029585798816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552631578947368" calcext:value-type="float">
            <text:p>0.55263157894736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426966292134831" calcext:value-type="float">
            <text:p>0.4269662921348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543103448275862" calcext:value-type="float">
            <text:p>0.54310344827586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50295857988166" calcext:value-type="float">
            <text:p>0.55029585798816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485981308411215" calcext:value-type="float">
            <text:p>0.4859813084112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426966292134831" calcext:value-type="float">
            <text:p>0.42696629213483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485981308411215" calcext:value-type="float">
            <text:p>0.4859813084112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543103448275862" calcext:value-type="float">
            <text:p>0.54310344827586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485981308411215" calcext:value-type="float">
            <text:p>0.48598130841121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274193548387097" calcext:value-type="float">
            <text:p>0.27419354838709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485981308411215" calcext:value-type="float">
            <text:p>0.4859813084112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550295857988166" calcext:value-type="float">
            <text:p>0.5502958579881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543103448275862" calcext:value-type="float">
            <text:p>0.54310344827586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550295857988166" calcext:value-type="float">
            <text:p>0.55029585798816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543103448275862" calcext:value-type="float">
            <text:p>0.54310344827586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485981308411215" calcext:value-type="float">
            <text:p>0.4859813084112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426966292134831" calcext:value-type="float">
            <text:p>0.42696629213483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274193548387097" calcext:value-type="float">
            <text:p>0.27419354838709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915254237288136" calcext:value-type="float">
            <text:p>0.0915254237288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543103448275862" calcext:value-type="float">
            <text:p>0.54310344827586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730639730639731" calcext:value-type="float">
            <text:p>0.73063973063973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00778210116732" calcext:value-type="float">
            <text:p>0.90077821011673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550295857988166" calcext:value-type="float">
            <text:p>0.55029585798816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07017543859649" calcext:value-type="float">
            <text:p>0.90701754385964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782426778242678" calcext:value-type="float">
            <text:p>0.78242677824267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567796610169492" calcext:value-type="float">
            <text:p>0.05677966101694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550534100246508" calcext:value-type="float">
            <text:p>0.05505341002465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640124902419984" calcext:value-type="float">
            <text:p>0.0640124902419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255813953488372" calcext:value-type="float">
            <text:p>0.25581395348837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11018711018711" calcext:value-type="float">
            <text:p>0.1101871101871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861685214626391" calcext:value-type="float">
            <text:p>0.86168521462639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537037037037037" calcext:value-type="float">
            <text:p>0.53703703703703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827476038338658" calcext:value-type="float">
            <text:p>0.82747603833865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550295857988166" calcext:value-type="float">
            <text:p>0.55029585798816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231805929919137" calcext:value-type="float">
            <text:p>0.23180592991913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548611111111111" calcext:value-type="float">
            <text:p>0.54861111111111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79468599033816" calcext:value-type="float">
            <text:p>0.9794685990338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83450812136071" calcext:value-type="float">
            <text:p>0.98345081213607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865633074935401" calcext:value-type="float">
            <text:p>0.86563307493540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175801447776629" calcext:value-type="float">
            <text:p>0.01758014477766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144396551724138" calcext:value-type="float">
            <text:p>0.14439655172413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865633074935401" calcext:value-type="float">
            <text:p>0.865633074935401</text:p>
          </table:table-cell>
        </table:table-row>
      </table:table>
      <table:table table:name="Level3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0514876128291" calcext:value-type="float">
            <text:p>17.0514876128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6533721975912" calcext:value-type="float">
            <text:p>20.6533721975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930542026063" calcext:value-type="float">
            <text:p>11.930542026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6008349265661" calcext:value-type="float">
            <text:p>0.476008349265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7701124792476" calcext:value-type="float">
            <text:p>12.7701124792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9873883838938" calcext:value-type="float">
            <text:p>1.598738838389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0614241974185" calcext:value-type="float">
            <text:p>20.06142419741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470225827351" calcext:value-type="float">
            <text:p>7.0470225827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9673011540569" calcext:value-type="float">
            <text:p>17.96730115405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1161445048977" calcext:value-type="float">
            <text:p>0.631161445048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0275849565917" calcext:value-type="float">
            <text:p>6.102758495659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6934630909051" calcext:value-type="float">
            <text:p>1.969346309090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152754382725" calcext:value-type="float">
            <text:p>15.1527543827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4644877550273" calcext:value-type="float">
            <text:p>20.4644877550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2086382095832" calcext:value-type="float">
            <text:p>20.2086382095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3482355566368" calcext:value-type="float">
            <text:p>19.34823555663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9281642074426" calcext:value-type="float">
            <text:p>18.92816420744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545628473973" calcext:value-type="float">
            <text:p>0.565456284739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67574282847783" calcext:value-type="float">
            <text:p>6.675742828477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39264159434" calcext:value-type="float">
            <text:p>19.5392641594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09860488534658" calcext:value-type="float">
            <text:p>8.098604885346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9282047760198" calcext:value-type="float">
            <text:p>19.92820477601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4644877550273" calcext:value-type="float">
            <text:p>20.4644877550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7128958466839" calcext:value-type="float">
            <text:p>19.71289584668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6535700277471" calcext:value-type="float">
            <text:p>19.65357002774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61236963787992" calcext:value-type="float">
            <text:p>0.6612369637879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.7774794207017" calcext:value-type="float">
            <text:p>20.77747942070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8859179084403" calcext:value-type="float">
            <text:p>16.88591790844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.4128706190326" calcext:value-type="float">
            <text:p>20.41287061903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9110923754297" calcext:value-type="float">
            <text:p>17.91109237542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.7773617377055" calcext:value-type="float">
            <text:p>20.77736173770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.2529145174747" calcext:value-type="float">
            <text:p>19.25291451747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6227464219049" calcext:value-type="float">
            <text:p>0.5762274642190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.0446201717318" calcext:value-type="float">
            <text:p>19.04462017173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.1356739882217" calcext:value-type="float">
            <text:p>19.13567398822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8508348910063" calcext:value-type="float">
            <text:p>13.85083489100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5412517045914" calcext:value-type="float">
            <text:p>4.54125170459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33724453702729" calcext:value-type="float">
            <text:p>1.337244537027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57244629036714" calcext:value-type="float">
            <text:p>5.572446290367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2925465600524" calcext:value-type="float">
            <text:p>16.29254656005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19691898732729" calcext:value-type="float">
            <text:p>0.9196918987327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11241123238171" calcext:value-type="float">
            <text:p>2.112411232381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28313407876475" calcext:value-type="float">
            <text:p>7.283134078764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47529215772491" calcext:value-type="float">
            <text:p>0.5475292157724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33792035026825" calcext:value-type="float">
            <text:p>2.337920350268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5559262895261" calcext:value-type="float">
            <text:p>16.55592628952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1566189744814" calcext:value-type="float">
            <text:p>20.15661897448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9506925409884" calcext:value-type="float">
            <text:p>17.95069254098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4311872355142" calcext:value-type="float">
            <text:p>18.43118723551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3656630717738" calcext:value-type="float">
            <text:p>17.36566307177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02893291539531" calcext:value-type="float">
            <text:p>7.028932915395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9925427562175" calcext:value-type="float">
            <text:p>16.99254275621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7427235928254" calcext:value-type="float">
            <text:p>15.74272359282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.7038557389125" calcext:value-type="float">
            <text:p>19.70385573891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84254205040507" calcext:value-type="float">
            <text:p>5.842542050405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63599243624023" calcext:value-type="float">
            <text:p>0.563599243624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96478260468763" calcext:value-type="float">
            <text:p>6.964782604687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0223081504007" calcext:value-type="float">
            <text:p>1.202230815040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.0679500489746" calcext:value-type="float">
            <text:p>20.06795004897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26273099689371" calcext:value-type="float">
            <text:p>1.262730996893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55846265827892" calcext:value-type="float">
            <text:p>7.558462658278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.8257226601491" calcext:value-type="float">
            <text:p>19.82572266014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.9035470716019" calcext:value-type="float">
            <text:p>17.90354707160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.1916884775983" calcext:value-type="float">
            <text:p>19.19168847759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2398077439063" calcext:value-type="float">
            <text:p>20.23980774390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4413812262675" calcext:value-type="float">
            <text:p>10.44138122626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1236963787992" calcext:value-type="float">
            <text:p>0.6612369637879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.5175871217366" calcext:value-type="float">
            <text:p>16.51758712173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.8385344419291" calcext:value-type="float">
            <text:p>19.83853444192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96217632948211" calcext:value-type="float">
            <text:p>9.962176329482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25455357077563" calcext:value-type="float">
            <text:p>8.254553570775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50094878800147" calcext:value-type="float">
            <text:p>2.500948788001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53867079492275" calcext:value-type="float">
            <text:p>4.538670794922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55023064423986" calcext:value-type="float">
            <text:p>0.6550230644239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42405014104911" calcext:value-type="float">
            <text:p>4.424050141049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6010176159683" calcext:value-type="float">
            <text:p>2.60101761596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4280944736954" calcext:value-type="float">
            <text:p>12.42809447369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.7889750302063" calcext:value-type="float">
            <text:p>17.78897503020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6545628473973" calcext:value-type="float">
            <text:p>0.565456284739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8747658141064" calcext:value-type="float">
            <text:p>3.87476581410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.8379886684398" calcext:value-type="float">
            <text:p>19.83798866843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.918065824905" calcext:value-type="float">
            <text:p>16.9180658249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78825149596217" calcext:value-type="float">
            <text:p>1.788251495962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.7721470902755" calcext:value-type="float">
            <text:p>18.77214709027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.331924465228" calcext:value-type="float">
            <text:p>16.3319244652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.2468422243853" calcext:value-type="float">
            <text:p>20.24684222438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97216251862164" calcext:value-type="float">
            <text:p>3.972162518621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.9709252740637" calcext:value-type="float">
            <text:p>19.97092527406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0997435706223" calcext:value-type="float">
            <text:p>4.809974357062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2553123422101" calcext:value-type="float">
            <text:p>1.02553123422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09219021413801" calcext:value-type="float">
            <text:p>2.092190214138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9711112357778" calcext:value-type="float">
            <text:p>12.97111123577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598554097092" calcext:value-type="float">
            <text:p>1.05985540970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.3458306250381" calcext:value-type="float">
            <text:p>17.345830625038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53809592800923" calcext:value-type="float">
            <text:p>0.5538095928009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23691440133927" calcext:value-type="float">
            <text:p>9.236914401339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8716239381348" calcext:value-type="float">
            <text:p>19.87162393813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.2777675114706" calcext:value-type="float">
            <text:p>15.27776751147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58673389508851" calcext:value-type="float">
            <text:p>3.586733895088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.5094316191444" calcext:value-type="float">
            <text:p>18.50943161914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90364849517478" calcext:value-type="float">
            <text:p>1.903648495174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69762995121203" calcext:value-type="float">
            <text:p>1.697629951212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09483901761142" calcext:value-type="float">
            <text:p>6.094839017611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7936975106092" calcext:value-type="float">
            <text:p>11.79369751060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.2286620692374" calcext:value-type="float">
            <text:p>20.22866206923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4428835177821" calcext:value-type="float">
            <text:p>20.44288351778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7734544818624" calcext:value-type="float">
            <text:p>6.777345448186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.9033471855786" calcext:value-type="float">
            <text:p>19.90334718557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3637332304678" calcext:value-type="float">
            <text:p>0.9836373323046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36381583396898" calcext:value-type="float">
            <text:p>4.363815833968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78347213352047" calcext:value-type="float">
            <text:p>0.8783472133520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.4303549184761" calcext:value-type="float">
            <text:p>15.43035491847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63794844954815" calcext:value-type="float">
            <text:p>1.637948449548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.6263994691976" calcext:value-type="float">
            <text:p>19.62639946919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812217822472858" calcext:value-type="float">
            <text:p>0.8122178224728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16555543240178" calcext:value-type="float">
            <text:p>0.4165555432401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5763486954163" calcext:value-type="float">
            <text:p>12.57634869541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899321945846189" calcext:value-type="float">
            <text:p>0.8993219458461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.1597178513963" calcext:value-type="float">
            <text:p>20.15971785139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.461818059526" calcext:value-type="float">
            <text:p>16.4618180595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8004330399108" calcext:value-type="float">
            <text:p>1.280043303991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496728861069" calcext:value-type="float">
            <text:p>12.4967288610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9340964905225" calcext:value-type="float">
            <text:p>1.493409649052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.2092129740097" calcext:value-type="float">
            <text:p>20.20921297400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2233487134157" calcext:value-type="float">
            <text:p>1.223348713415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.0111435887244" calcext:value-type="float">
            <text:p>20.01114358872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.1034877293106" calcext:value-type="float">
            <text:p>18.10348772931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.9304220154962" calcext:value-type="float">
            <text:p>19.93042201549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483910151968" calcext:value-type="float">
            <text:p>13.4839101519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.0474767329572" calcext:value-type="float">
            <text:p>19.04747673295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49394088360299" calcext:value-type="float">
            <text:p>3.493940883602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.6516787618849" calcext:value-type="float">
            <text:p>20.65167876188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0022274749315" calcext:value-type="float">
            <text:p>6.00222747493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.5696366127191" calcext:value-type="float">
            <text:p>19.56963661271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68414530647599" calcext:value-type="float">
            <text:p>3.684145306475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.2866253199208" calcext:value-type="float">
            <text:p>19.28662531992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.3548574366486" calcext:value-type="float">
            <text:p>18.35485743664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.16772124808" calcext:value-type="float">
            <text:p>20.167721248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.7781322673041" calcext:value-type="float">
            <text:p>19.77813226730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.1078070007767" calcext:value-type="float">
            <text:p>20.10780700077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81612013558389" calcext:value-type="float">
            <text:p>0.6816120135583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3096171161292" calcext:value-type="float">
            <text:p>13.30961711612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.4644877550273" calcext:value-type="float">
            <text:p>20.4644877550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2427817390305" calcext:value-type="float">
            <text:p>16.24278173903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.3344091791495" calcext:value-type="float">
            <text:p>19.33440917914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28669107103337" calcext:value-type="float">
            <text:p>2.286691071033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.9067908999492" calcext:value-type="float">
            <text:p>18.90679089994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9785631171993" calcext:value-type="float">
            <text:p>19.97856311719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.8712780946876" calcext:value-type="float">
            <text:p>13.87127809468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40793681720607" calcext:value-type="float">
            <text:p>4.407936817206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.7302437425167" calcext:value-type="float">
            <text:p>17.73024374251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.2415730087468" calcext:value-type="float">
            <text:p>20.24157300874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03809647022701" calcext:value-type="float">
            <text:p>3.038096470227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75944529233404" calcext:value-type="float">
            <text:p>4.759445292334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.1506710792097" calcext:value-type="float">
            <text:p>20.15067107920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37290568311846" calcext:value-type="float">
            <text:p>1.372905683118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39252737813876" calcext:value-type="float">
            <text:p>3.3925273781387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.2092129740097" calcext:value-type="float">
            <text:p>20.20921297400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23347798171381" calcext:value-type="float">
            <text:p>7.2334779817138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01360147429987" calcext:value-type="float">
            <text:p>1.013601474299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.9709252740637" calcext:value-type="float">
            <text:p>19.970925274063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.2117877652189" calcext:value-type="float">
            <text:p>19.21178776521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.4282223272239" calcext:value-type="float">
            <text:p>16.42822232722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.73585903566" calcext:value-type="float">
            <text:p>20.735859035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9894728723862" calcext:value-type="float">
            <text:p>1.498947287238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8379886684398" calcext:value-type="float">
            <text:p>19.83798866843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.8300827540015" calcext:value-type="float">
            <text:p>13.83008275400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15103652040004" calcext:value-type="float">
            <text:p>1.1510365204000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.1016207581729" calcext:value-type="float">
            <text:p>19.10162075817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.7038557389125" calcext:value-type="float">
            <text:p>19.7038557389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.7359767186563" calcext:value-type="float">
            <text:p>20.73597671865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.6078154733387" calcext:value-type="float">
            <text:p>17.60781547333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.6819554391787" calcext:value-type="float">
            <text:p>18.68195543917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.7773617377055" calcext:value-type="float">
            <text:p>20.77736173770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9336369384256" calcext:value-type="float">
            <text:p>12.93363693842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7370281999198" calcext:value-type="float">
            <text:p>14.73702819991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.452050686353" calcext:value-type="float">
            <text:p>14.4520506863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90285963050494" calcext:value-type="float">
            <text:p>9.9028596305049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9521470383608" calcext:value-type="float">
            <text:p>10.95214703836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20027352043361" calcext:value-type="float">
            <text:p>1.200273520433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.9571902021506" calcext:value-type="float">
            <text:p>19.95719020215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730518906306" calcext:value-type="float">
            <text:p>10.7305189063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52539045176377" calcext:value-type="float">
            <text:p>3.525390451763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6984664172274" calcext:value-type="float">
            <text:p>10.69846641722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7492243274044" calcext:value-type="float">
            <text:p>11.74922432740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.1424310724006" calcext:value-type="float">
            <text:p>17.14243107240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.3342130150786" calcext:value-type="float">
            <text:p>20.334213015078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.9709252740637" calcext:value-type="float">
            <text:p>19.97092527406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.9656691660843" calcext:value-type="float">
            <text:p>15.965669166084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.6880533987824" calcext:value-type="float">
            <text:p>14.68805339878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16555543240178" calcext:value-type="float">
            <text:p>0.41655554324017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.4237267818156" calcext:value-type="float">
            <text:p>16.42372678181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68916301095548" calcext:value-type="float">
            <text:p>2.689163010955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.7128958466839" calcext:value-type="float">
            <text:p>19.71289584668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.0849172988927" calcext:value-type="float">
            <text:p>20.084917298892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07920923279169" calcext:value-type="float">
            <text:p>2.079209232791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53863314959706" calcext:value-type="float">
            <text:p>3.538633149597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.1781303833449" calcext:value-type="float">
            <text:p>20.178130383344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1654151010456" calcext:value-type="float">
            <text:p>15.16541510104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.95501011945" calcext:value-type="float">
            <text:p>18.955010119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25397623838331" calcext:value-type="float">
            <text:p>7.253976238383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16555543240178" calcext:value-type="float">
            <text:p>0.4165555432401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.4051619360905" calcext:value-type="float">
            <text:p>20.40516193609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01839319094787" calcext:value-type="float">
            <text:p>5.0183931909478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78743946279387" calcext:value-type="float">
            <text:p>2.787439462793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.4790472340833" calcext:value-type="float">
            <text:p>19.47904723408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.5923487270794" calcext:value-type="float">
            <text:p>20.59234872707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.6055189992652" calcext:value-type="float">
            <text:p>18.60551899926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.2250000333966" calcext:value-type="float">
            <text:p>17.225000033396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29486473517682" calcext:value-type="float">
            <text:p>5.29486473517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1397327230772" calcext:value-type="float">
            <text:p>4.13973272307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855635456540703" calcext:value-type="float">
            <text:p>0.8556354565407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.4648763016439" calcext:value-type="float">
            <text:p>18.464876301643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.5513890553629" calcext:value-type="float">
            <text:p>19.55138905536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37454227260841" calcext:value-type="float">
            <text:p>9.3745422726084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.6118694955458" calcext:value-type="float">
            <text:p>20.61186949554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.1879111171232" calcext:value-type="float">
            <text:p>16.18791111712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.0199258359153" calcext:value-type="float">
            <text:p>16.01992583591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31123114550692" calcext:value-type="float">
            <text:p>2.311231145506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69345606791838" calcext:value-type="float">
            <text:p>0.4693456067918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1958297667285" calcext:value-type="float">
            <text:p>12.19582976672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98875611970995" calcext:value-type="float">
            <text:p>0.4988756119709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.469192400136" calcext:value-type="float">
            <text:p>18.4691924001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.3614991345015" calcext:value-type="float">
            <text:p>20.36149913450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5090172659048" calcext:value-type="float">
            <text:p>10.50901726590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6486647137585" calcext:value-type="float">
            <text:p>10.648664713758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9460049086396" calcext:value-type="float">
            <text:p>8.946004908639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.0410318442418" calcext:value-type="float">
            <text:p>20.04103184424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00464416285004" calcext:value-type="float">
            <text:p>2.004644162850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.2273659803703" calcext:value-type="float">
            <text:p>19.227365980370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.9296824779813" calcext:value-type="float">
            <text:p>16.92968247798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10659291124766" calcext:value-type="float">
            <text:p>2.1065929112476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1268105550931" calcext:value-type="float">
            <text:p>11.12681055509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7359767186563" calcext:value-type="float">
            <text:p>20.735976718656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.7717364126733" calcext:value-type="float">
            <text:p>19.77173641267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.0049497180973" calcext:value-type="float">
            <text:p>19.004949718097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.6713810733706" calcext:value-type="float">
            <text:p>17.67138107337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.8802140616384" calcext:value-type="float">
            <text:p>19.88021406163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.4554778519545" calcext:value-type="float">
            <text:p>17.45547785195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75623575121267" calcext:value-type="float">
            <text:p>0.5756235751212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.0581010922434" calcext:value-type="float">
            <text:p>11.05810109224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48495776124316" calcext:value-type="float">
            <text:p>8.484957761243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24779111272375" calcext:value-type="float">
            <text:p>6.247791112723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54789639450262" calcext:value-type="float">
            <text:p>2.5478963945026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.5103482621397" calcext:value-type="float">
            <text:p>18.510348262139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16669082031224" calcext:value-type="float">
            <text:p>1.166690820312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.9077291487872" calcext:value-type="float">
            <text:p>14.90772914878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.0672254629551" calcext:value-type="float">
            <text:p>14.06722546295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80965864569332" calcext:value-type="float">
            <text:p>1.809658645693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6837595092823" calcext:value-type="float">
            <text:p>4.68375950928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7339848784965" calcext:value-type="float">
            <text:p>10.73398487849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.7773617377055" calcext:value-type="float">
            <text:p>20.77736173770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.0517133281457" calcext:value-type="float">
            <text:p>19.051713328145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31169255019722" calcext:value-type="float">
            <text:p>2.3116925501972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.3614991345015" calcext:value-type="float">
            <text:p>20.36149913450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.456815012498" calcext:value-type="float">
            <text:p>12.4568150124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199356656396" calcext:value-type="float">
            <text:p>1.1993566563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.472254858193" calcext:value-type="float">
            <text:p>17.4722548581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.0378889361361" calcext:value-type="float">
            <text:p>20.03788893613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.2767948824897" calcext:value-type="float">
            <text:p>19.27679488248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812217822472858" calcext:value-type="float">
            <text:p>0.81221782247285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.948273085269" calcext:value-type="float">
            <text:p>16.94827308526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.2560178327928" calcext:value-type="float">
            <text:p>20.25601783279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.5815369791596" calcext:value-type="float">
            <text:p>17.58153697915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05093843946656" calcext:value-type="float">
            <text:p>8.050938439466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.5571248705866" calcext:value-type="float">
            <text:p>19.55712487058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.1230316222463" calcext:value-type="float">
            <text:p>13.123031622246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.4681988122636" calcext:value-type="float">
            <text:p>16.468198812263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.0086040825941" calcext:value-type="float">
            <text:p>20.008604082594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82179640674257" calcext:value-type="float">
            <text:p>4.8217964067425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04910980970641" calcext:value-type="float">
            <text:p>2.0491098097064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17084406368628" calcext:value-type="float">
            <text:p>9.170844063686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.4639420798393" calcext:value-type="float">
            <text:p>18.4639420798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28485268146052" calcext:value-type="float">
            <text:p>0.4284852681460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5621786975212" calcext:value-type="float">
            <text:p>10.56217869752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.7773617377055" calcext:value-type="float">
            <text:p>20.77736173770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.7774794207017" calcext:value-type="float">
            <text:p>20.77747942070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.0049497180973" calcext:value-type="float">
            <text:p>19.004949718097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.73585903566" calcext:value-type="float">
            <text:p>20.7358590356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.7774794207017" calcext:value-type="float">
            <text:p>20.77747942070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.7366354334316" calcext:value-type="float">
            <text:p>14.73663543343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4866969453342" calcext:value-type="float">
            <text:p>0.848669694533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3531944622092" calcext:value-type="float">
            <text:p>14.35319446220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.9371051321271" calcext:value-type="float">
            <text:p>15.937105132127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19832033139633" calcext:value-type="float">
            <text:p>2.198320331396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.974524488879" calcext:value-type="float">
            <text:p>17.97452448887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.2398077439063" calcext:value-type="float">
            <text:p>20.23980774390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51185378575117" calcext:value-type="float">
            <text:p>8.511853785751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19734701995792" calcext:value-type="float">
            <text:p>1.197347019957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31874988894775" calcext:value-type="float">
            <text:p>3.318749888947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60509255168597" calcext:value-type="float">
            <text:p>9.6050925516859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.5421995617038" calcext:value-type="float">
            <text:p>19.54219956170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.3614991345015" calcext:value-type="float">
            <text:p>20.36149913450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43260535028989" calcext:value-type="float">
            <text:p>5.432605350289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.8162538435084" calcext:value-type="float">
            <text:p>14.816253843508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.9033471855786" calcext:value-type="float">
            <text:p>19.903347185578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.1713869094527" calcext:value-type="float">
            <text:p>13.17138690945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33239385545527" calcext:value-type="float">
            <text:p>8.332393855455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.0114207625221" calcext:value-type="float">
            <text:p>19.01142076252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.2398077439063" calcext:value-type="float">
            <text:p>20.239807743906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9.9033471855786" calcext:value-type="float">
            <text:p>19.90334718557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49954972322676" calcext:value-type="float">
            <text:p>4.499549723226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.2655343401388" calcext:value-type="float">
            <text:p>10.265534340138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53809592800923" calcext:value-type="float">
            <text:p>0.55380959280092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.0133240656092" calcext:value-type="float">
            <text:p>20.013324065609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.3184631344236" calcext:value-type="float">
            <text:p>19.31846313442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.7774794207017" calcext:value-type="float">
            <text:p>20.77747942070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.7038557389125" calcext:value-type="float">
            <text:p>19.70385573891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.3345268621457" calcext:value-type="float">
            <text:p>19.334526862145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74715974920852" calcext:value-type="float">
            <text:p>2.7471597492085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.9862954439617" calcext:value-type="float">
            <text:p>12.98629544396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49525015047522" calcext:value-type="float">
            <text:p>3.495250150475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0437189432518" calcext:value-type="float">
            <text:p>6.504371894325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6.4543305851113" calcext:value-type="float">
            <text:p>16.45433058511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.0745693780546" calcext:value-type="float">
            <text:p>17.07456937805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.3629710440838" calcext:value-type="float">
            <text:p>19.36297104408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.4543733210781" calcext:value-type="float">
            <text:p>20.454373321078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38210099697851" calcext:value-type="float">
            <text:p>1.382100996978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.9966020579689" calcext:value-type="float">
            <text:p>19.996602057968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.3019724709207" calcext:value-type="float">
            <text:p>20.30197247092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856176418667542" calcext:value-type="float">
            <text:p>0.85617641866754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.7528675848427" calcext:value-type="float">
            <text:p>19.75286758484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86295830594739" calcext:value-type="float">
            <text:p>1.8629583059473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71703130525899" calcext:value-type="float">
            <text:p>2.7170313052589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18687116913548" calcext:value-type="float">
            <text:p>5.1868711691354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812217822472858" calcext:value-type="float">
            <text:p>0.8122178224728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888257085745892" calcext:value-type="float">
            <text:p>0.88825708574589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469345606791838" calcext:value-type="float">
            <text:p>0.4693456067918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.057730819054" calcext:value-type="float">
            <text:p>17.0577308190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14031787724441" calcext:value-type="float">
            <text:p>9.1403178772444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.3236408693582" calcext:value-type="float">
            <text:p>15.32364086935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8.3724408295082" calcext:value-type="float">
            <text:p>18.372440829508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45910209012381" calcext:value-type="float">
            <text:p>6.459102090123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.3858352126032" calcext:value-type="float">
            <text:p>11.385835212603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.7247091853991" calcext:value-type="float">
            <text:p>19.72470918539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73691752378548" calcext:value-type="float">
            <text:p>2.7369175237854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.2996814372915" calcext:value-type="float">
            <text:p>20.29968143729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5916358305408" calcext:value-type="float">
            <text:p>5.591635830540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71375492477148" calcext:value-type="float">
            <text:p>2.713754924771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.4202409776656" calcext:value-type="float">
            <text:p>19.420240977665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.3341055012342" calcext:value-type="float">
            <text:p>19.33410550123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.1782272789625" calcext:value-type="float">
            <text:p>11.17822727896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.1591438616372" calcext:value-type="float">
            <text:p>20.159143861637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21697500491654" calcext:value-type="float">
            <text:p>1.216975004916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9933011980375" calcext:value-type="float">
            <text:p>0.9993301198037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30830982042152" calcext:value-type="float">
            <text:p>3.308309820421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46760147014075" calcext:value-type="float">
            <text:p>5.4676014701407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.598193914146" calcext:value-type="float">
            <text:p>19.59819391414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12199985881201" calcext:value-type="float">
            <text:p>0.9121999858812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39102640095857" calcext:value-type="float">
            <text:p>7.3910264009585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02553123422101" calcext:value-type="float">
            <text:p>1.025531234221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6.7119879534549" calcext:value-type="float">
            <text:p>16.711987953454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9229169385899" calcext:value-type="float">
            <text:p>4.922916938589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856176418667542" calcext:value-type="float">
            <text:p>0.85617641866754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.2499277170679" calcext:value-type="float">
            <text:p>16.249927717067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.0011573919945" calcext:value-type="float">
            <text:p>18.00115739199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.8999758586643" calcext:value-type="float">
            <text:p>16.89997585866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62690661537282" calcext:value-type="float">
            <text:p>2.6269066153728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.5508460250339" calcext:value-type="float">
            <text:p>20.550846025033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.3310943404142" calcext:value-type="float">
            <text:p>13.331094340414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724200509595772" calcext:value-type="float">
            <text:p>0.72420050959577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6641921798367" calcext:value-type="float">
            <text:p>10.664192179836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98875611970995" calcext:value-type="float">
            <text:p>0.49887561197099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6213433768597" calcext:value-type="float">
            <text:p>2.62134337685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96015590375028" calcext:value-type="float">
            <text:p>2.9601559037502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.0734056389611" calcext:value-type="float">
            <text:p>11.073405638961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.9771795327584" calcext:value-type="float">
            <text:p>13.977179532758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864667902114038" calcext:value-type="float">
            <text:p>0.86466790211403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853644863423909" calcext:value-type="float">
            <text:p>0.8536448634239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812217822472858" calcext:value-type="float">
            <text:p>0.81221782247285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.2452910721378" calcext:value-type="float">
            <text:p>14.245291072137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.5404561747114" calcext:value-type="float">
            <text:p>18.54045617471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.7179315158077" calcext:value-type="float">
            <text:p>18.717931515807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54677417892806" calcext:value-type="float">
            <text:p>3.5467741789280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.73585903566" calcext:value-type="float">
            <text:p>20.7358590356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.8725304733552" calcext:value-type="float">
            <text:p>18.872530473355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19734701995792" calcext:value-type="float">
            <text:p>1.1973470199579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224531590778" calcext:value-type="float">
            <text:p>1.22453159077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.0133240656092" calcext:value-type="float">
            <text:p>20.013324065609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.5776053368438" calcext:value-type="float">
            <text:p>13.57760533684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28485268146052" calcext:value-type="float">
            <text:p>0.42848526814605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96325482002548" calcext:value-type="float">
            <text:p>7.9632548200254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.5504728121743" calcext:value-type="float">
            <text:p>14.550472812174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19734701995792" calcext:value-type="float">
            <text:p>1.1973470199579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34754166557952" calcext:value-type="float">
            <text:p>7.3475416655795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90509036905828" calcext:value-type="float">
            <text:p>7.905090369058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.5521621727333" calcext:value-type="float">
            <text:p>12.55216217273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.6818628332275" calcext:value-type="float">
            <text:p>10.681862833227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.7015216322988" calcext:value-type="float">
            <text:p>19.701521632298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.5508460250339" calcext:value-type="float">
            <text:p>20.55084602503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.2413627274853" calcext:value-type="float">
            <text:p>16.241362727485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63602058494845" calcext:value-type="float">
            <text:p>1.6360205849484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.2996814372915" calcext:value-type="float">
            <text:p>20.299681437291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54401198491428" calcext:value-type="float">
            <text:p>4.544011984914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60640765703425" calcext:value-type="float">
            <text:p>4.606407657034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01334580671377" calcext:value-type="float">
            <text:p>2.0133458067137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8.7216602063268" calcext:value-type="float">
            <text:p>18.721660206326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36737652518206" calcext:value-type="float">
            <text:p>4.3673765251820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.1106640814069" calcext:value-type="float">
            <text:p>18.110664081406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.3399395310574" calcext:value-type="float">
            <text:p>13.339939531057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.87289815993" calcext:value-type="float">
            <text:p>11.8728981599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.8203974703751" calcext:value-type="float">
            <text:p>15.82039747037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29941571171751" calcext:value-type="float">
            <text:p>2.2994157117175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707813127975646" calcext:value-type="float">
            <text:p>0.70781312797564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.9795855624581" calcext:value-type="float">
            <text:p>12.979585562458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35805264565741" calcext:value-type="float">
            <text:p>2.3580526456574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4072350422996" calcext:value-type="float">
            <text:p>9.407235042299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3.4549601628428" calcext:value-type="float">
            <text:p>13.454960162842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.3549400109729" calcext:value-type="float">
            <text:p>19.35494001097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.2483791259348" calcext:value-type="float">
            <text:p>19.248379125934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.7773617377055" calcext:value-type="float">
            <text:p>20.777361737705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416555543240178" calcext:value-type="float">
            <text:p>0.4165555432401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.8859179084403" calcext:value-type="float">
            <text:p>16.885917908440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.8901375180404" calcext:value-type="float">
            <text:p>15.890137518040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8.9273227937891" calcext:value-type="float">
            <text:p>18.927322793789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.8135903643723" calcext:value-type="float">
            <text:p>19.81359036437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03361778753633" calcext:value-type="float">
            <text:p>8.0336177875363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41600044156265" calcext:value-type="float">
            <text:p>9.4160004415626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12858164804541" calcext:value-type="float">
            <text:p>1.128581648045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.0623450820165" calcext:value-type="float">
            <text:p>20.062345082016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.9854516625748" calcext:value-type="float">
            <text:p>8.98545166257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.7359767186563" calcext:value-type="float">
            <text:p>20.735976718656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.1597178513963" calcext:value-type="float">
            <text:p>20.159717851396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.6226559630947" calcext:value-type="float">
            <text:p>20.622655963094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30526468457702" calcext:value-type="float">
            <text:p>1.3052646845770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.1325203324817" calcext:value-type="float">
            <text:p>12.13252033248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47352288340434" calcext:value-type="float">
            <text:p>9.4735228834043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6545628473973" calcext:value-type="float">
            <text:p>0.5654562847397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.4821588264788" calcext:value-type="float">
            <text:p>14.482158826478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.6048166529206" calcext:value-type="float">
            <text:p>13.604816652920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97008787851416" calcext:value-type="float">
            <text:p>0.970087878514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.1458965864195" calcext:value-type="float">
            <text:p>20.145896586419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476008349265661" calcext:value-type="float">
            <text:p>0.4760083492656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.9870931775637" calcext:value-type="float">
            <text:p>10.987093177563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86295830594739" calcext:value-type="float">
            <text:p>1.8629583059473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8.5939995733991" calcext:value-type="float">
            <text:p>18.59399957339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.6118694955458" calcext:value-type="float">
            <text:p>20.611869495545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6.9237961723095" calcext:value-type="float">
            <text:p>16.923796172309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60461054859302" calcext:value-type="float">
            <text:p>1.604610548593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0238400150564" calcext:value-type="float">
            <text:p>2.02384001505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68414530647599" calcext:value-type="float">
            <text:p>3.6841453064759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35709518887616" calcext:value-type="float">
            <text:p>1.357095188876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476008349265661" calcext:value-type="float">
            <text:p>0.47600834926566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02652056533417" calcext:value-type="float">
            <text:p>3.0265205653341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9.8837085837488" calcext:value-type="float">
            <text:p>19.883708583748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98934795841442" calcext:value-type="float">
            <text:p>3.989347958414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.6720397711338" calcext:value-type="float">
            <text:p>17.672039771133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.8735525046838" calcext:value-type="float">
            <text:p>19.87355250468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99162220341367" calcext:value-type="float">
            <text:p>8.9916222034136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.2560178327928" calcext:value-type="float">
            <text:p>20.256017832792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.7774794207017" calcext:value-type="float">
            <text:p>20.777479420701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03139657287415" calcext:value-type="float">
            <text:p>5.031396572874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476008349265661" calcext:value-type="float">
            <text:p>0.47600834926566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.3421719180026" calcext:value-type="float">
            <text:p>14.34217191800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01715070901722" calcext:value-type="float">
            <text:p>3.017150709017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.3389422542749" calcext:value-type="float">
            <text:p>20.338942254274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.2398077439063" calcext:value-type="float">
            <text:p>20.239807743906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.7774794207017" calcext:value-type="float">
            <text:p>20.77747942070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.1349708541422" calcext:value-type="float">
            <text:p>15.134970854142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.5883438129602" calcext:value-type="float">
            <text:p>16.588343812960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.4644877550273" calcext:value-type="float">
            <text:p>20.464487755027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.5143369739826" calcext:value-type="float">
            <text:p>20.514336973982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.5827132763068" calcext:value-type="float">
            <text:p>19.582713276306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.7128958466839" calcext:value-type="float">
            <text:p>19.712895846683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.8989203042037" calcext:value-type="float">
            <text:p>19.89892030420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88257085745892" calcext:value-type="float">
            <text:p>0.88825708574589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37594689617377" calcext:value-type="float">
            <text:p>5.3759468961737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.3053898488206" calcext:value-type="float">
            <text:p>19.305389848820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.1815896844962" calcext:value-type="float">
            <text:p>10.181589684496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.4265384750015" calcext:value-type="float">
            <text:p>19.42653847500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0377619600194" calcext:value-type="float">
            <text:p>6.4037761960019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.35473911988563" calcext:value-type="float">
            <text:p>8.3547391198856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8.4199850308206" calcext:value-type="float">
            <text:p>18.419985030820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19734701995792" calcext:value-type="float">
            <text:p>1.1973470199579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.9709252740637" calcext:value-type="float">
            <text:p>19.970925274063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.0885573954846" calcext:value-type="float">
            <text:p>19.088557395484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.5923487270794" calcext:value-type="float">
            <text:p>20.592348727079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7.3157827851831" calcext:value-type="float">
            <text:p>17.31578278518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23441052166668" calcext:value-type="float">
            <text:p>1.2344105216666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.2698704152148" calcext:value-type="float">
            <text:p>19.269870415214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.134786988649" calcext:value-type="float">
            <text:p>18.13478698864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12262108423282" calcext:value-type="float">
            <text:p>4.122621084232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.2274635474109" calcext:value-type="float">
            <text:p>17.227463547410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793694737084984" calcext:value-type="float">
            <text:p>0.7936947370849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85133814566262" calcext:value-type="float">
            <text:p>4.8513381456626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.0418282776706" calcext:value-type="float">
            <text:p>15.041828277670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.4227478200023" calcext:value-type="float">
            <text:p>14.422747820002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14383176804494" calcext:value-type="float">
            <text:p>1.1438317680449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69532202454709" calcext:value-type="float">
            <text:p>2.6953220245470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.8480695352299" calcext:value-type="float">
            <text:p>19.848069535229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.112901727771" calcext:value-type="float">
            <text:p>19.11290172777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23441052166668" calcext:value-type="float">
            <text:p>1.2344105216666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07813127975646" calcext:value-type="float">
            <text:p>0.70781312797564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10295010404024" calcext:value-type="float">
            <text:p>5.1029501040402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8.5807805090504" calcext:value-type="float">
            <text:p>18.580780509050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519909088946015" calcext:value-type="float">
            <text:p>0.51990908894601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.0227221909631" calcext:value-type="float">
            <text:p>17.022722190963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61056553115944" calcext:value-type="float">
            <text:p>7.6105655311594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.3340953320823" calcext:value-type="float">
            <text:p>20.334095332082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.2092129740097" calcext:value-type="float">
            <text:p>20.209212974009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.0049497180973" calcext:value-type="float">
            <text:p>19.004949718097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707813127975646" calcext:value-type="float">
            <text:p>0.70781312797564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.9809473998308" calcext:value-type="float">
            <text:p>19.980947399830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.6118694955458" calcext:value-type="float">
            <text:p>20.61186949554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44199599059689" calcext:value-type="float">
            <text:p>7.4419959905968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85652924895364" calcext:value-type="float">
            <text:p>8.8565292489536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.18707476858417" calcext:value-type="float">
            <text:p>8.187074768584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.41232497157394" calcext:value-type="float">
            <text:p>3.4123249715739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.3371290859211" calcext:value-type="float">
            <text:p>10.337129085921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.4265384750015" calcext:value-type="float">
            <text:p>19.42653847500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9.5692605328974" calcext:value-type="float">
            <text:p>19.569260532897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.8392988659915" calcext:value-type="float">
            <text:p>15.83929886599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.8781548979091" calcext:value-type="float">
            <text:p>19.878154897909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.7258269321886" calcext:value-type="float">
            <text:p>11.725826932188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33762157880854" calcext:value-type="float">
            <text:p>8.3376215788085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8.86359810407" calcext:value-type="float">
            <text:p>18.8635981040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93572802553996" calcext:value-type="float">
            <text:p>1.9357280255399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6011249105777" calcext:value-type="float">
            <text:p>19.601124910577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.5837428793361" calcext:value-type="float">
            <text:p>14.58374287933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38094670735003" calcext:value-type="float">
            <text:p>4.3809467073500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16555543240178" calcext:value-type="float">
            <text:p>0.41655554324017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2.4184744208572" calcext:value-type="float">
            <text:p>12.418474420857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.040599533513" calcext:value-type="float">
            <text:p>14.0405995335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.8480695352299" calcext:value-type="float">
            <text:p>19.848069535229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.2045834461451" calcext:value-type="float">
            <text:p>14.204583446145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.1382375030899" calcext:value-type="float">
            <text:p>10.138237503089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.1283551079438" calcext:value-type="float">
            <text:p>19.12835510794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856176418667542" calcext:value-type="float">
            <text:p>0.85617641866754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81263364590051" calcext:value-type="float">
            <text:p>1.8126336459005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5.0446466235611" calcext:value-type="float">
            <text:p>15.044646623561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12119175259356" calcext:value-type="float">
            <text:p>1.1211917525935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.1114501988651" calcext:value-type="float">
            <text:p>10.111450198865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.813100946141" calcext:value-type="float">
            <text:p>19.81310094614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7.0771055593162" calcext:value-type="float">
            <text:p>17.077105559316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8395724695033" calcext:value-type="float">
            <text:p>1.839572469503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.929454930503" calcext:value-type="float">
            <text:p>10.92945493050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3877877720951" calcext:value-type="float">
            <text:p>3.387787772095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.7465317555004" calcext:value-type="float">
            <text:p>14.746531755500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7008787851416" calcext:value-type="float">
            <text:p>0.970087878514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8.0256890435999" calcext:value-type="float">
            <text:p>18.025689043599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.6515610788887" calcext:value-type="float">
            <text:p>20.651561078888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.8675491613052" calcext:value-type="float">
            <text:p>12.867549161305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.7773617377055" calcext:value-type="float">
            <text:p>20.777361737705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80101222175893" calcext:value-type="float">
            <text:p>1.8010122217589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.2929361663546" calcext:value-type="float">
            <text:p>20.292936166354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.4275170993001" calcext:value-type="float">
            <text:p>19.42751709930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.84905115308" calcext:value-type="float">
            <text:p>12.8490511530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.4644877550273" calcext:value-type="float">
            <text:p>20.464487755027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52851435109371" calcext:value-type="float">
            <text:p>7.5285143510937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81371303400609" calcext:value-type="float">
            <text:p>2.8137130340060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569813142988029" calcext:value-type="float">
            <text:p>0.56981314298802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30597849238113" calcext:value-type="float">
            <text:p>8.3059784923811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.16772124808" calcext:value-type="float">
            <text:p>20.167721248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60197789797331" calcext:value-type="float">
            <text:p>1.6019778979733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5751885564207" calcext:value-type="float">
            <text:p>18.575188556420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.3454164416884" calcext:value-type="float">
            <text:p>18.345416441688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.3614991345015" calcext:value-type="float">
            <text:p>20.36149913450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704758829715257" calcext:value-type="float">
            <text:p>0.70475882971525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.2560178327928" calcext:value-type="float">
            <text:p>20.25601783279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.0135031208586" calcext:value-type="float">
            <text:p>19.013503120858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.1743440893249" calcext:value-type="float">
            <text:p>19.174344089324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98788306771893" calcext:value-type="float">
            <text:p>1.9878830677189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6.6278562537095" calcext:value-type="float">
            <text:p>16.62785625370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7.3119843227549" calcext:value-type="float">
            <text:p>17.311984322754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.1584532490231" calcext:value-type="float">
            <text:p>19.15845324902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.2286620692374" calcext:value-type="float">
            <text:p>20.228662069237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6695278932986" calcext:value-type="float">
            <text:p>0.6669527893298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.5636280630597" calcext:value-type="float">
            <text:p>14.563628063059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.5818873685762" calcext:value-type="float">
            <text:p>12.581887368576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.2110935115961" calcext:value-type="float">
            <text:p>20.211093511596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7.5800308867077" calcext:value-type="float">
            <text:p>17.580030886707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.4780137005062" calcext:value-type="float">
            <text:p>20.478013700506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4442035242529" calcext:value-type="float">
            <text:p>18.444203524252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2220917913201" calcext:value-type="float">
            <text:p>1.422209179132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.60481290759494" calcext:value-type="float">
            <text:p>9.6048129075949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88336055789186" calcext:value-type="float">
            <text:p>1.8833605578918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.2156649039542" calcext:value-type="float">
            <text:p>19.215664903954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.4275424093437" calcext:value-type="float">
            <text:p>20.42754240934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6.9237961723095" calcext:value-type="float">
            <text:p>16.923796172309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59820476722179" calcext:value-type="float">
            <text:p>0.65982047672217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56006521348432" calcext:value-type="float">
            <text:p>4.5600652134843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.8461766637" calcext:value-type="float">
            <text:p>18.846176663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.8077921475083" calcext:value-type="float">
            <text:p>14.807792147508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.7128958466839" calcext:value-type="float">
            <text:p>19.712895846683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.7147108028737" calcext:value-type="float">
            <text:p>12.71471080287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8.8669916516879" calcext:value-type="float">
            <text:p>18.866991651687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02803858322552" calcext:value-type="float">
            <text:p>8.0280385832255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.1925970322933" calcext:value-type="float">
            <text:p>19.192597032293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.9513070631526" calcext:value-type="float">
            <text:p>19.951307063152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2.8336129397706" calcext:value-type="float">
            <text:p>12.833612939770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8.2561497694056" calcext:value-type="float">
            <text:p>18.256149769405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76027372439631" calcext:value-type="float">
            <text:p>2.7602737243963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282893027503" calcext:value-type="float">
            <text:p>19.928289302750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8.3237406359136" calcext:value-type="float">
            <text:p>18.323740635913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38760768388842" calcext:value-type="float">
            <text:p>1.3876076838884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9.4985498216875" calcext:value-type="float">
            <text:p>19.498549821687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8.1726520696364" calcext:value-type="float">
            <text:p>18.17265206963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.2830757107923" calcext:value-type="float">
            <text:p>20.283075710792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.9246145254919" calcext:value-type="float">
            <text:p>11.924614525491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83715155143993" calcext:value-type="float">
            <text:p>7.8371515514399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6.281224615953" calcext:value-type="float">
            <text:p>16.28122461595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9.4561012837241" calcext:value-type="float">
            <text:p>19.456101283724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78761550834432" calcext:value-type="float">
            <text:p>1.7876155083443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.1056920192271" calcext:value-type="float">
            <text:p>13.105692019227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7.5753654309916" calcext:value-type="float">
            <text:p>17.57536543099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0485017574113" calcext:value-type="float">
            <text:p>20.04850175741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79621148017994" calcext:value-type="float">
            <text:p>1.7962114801799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9.9305134425319" calcext:value-type="float">
            <text:p>19.930513442531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7.9958455772625" calcext:value-type="float">
            <text:p>17.99584557726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.591640678852" calcext:value-type="float">
            <text:p>19.59164067885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9.6161053845026" calcext:value-type="float">
            <text:p>19.616105384502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7.5245482901376" calcext:value-type="float">
            <text:p>17.524548290137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.7028560341179" calcext:value-type="float">
            <text:p>19.702856034117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.4097490841821" calcext:value-type="float">
            <text:p>18.40974908418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7.4650585633068" calcext:value-type="float">
            <text:p>17.465058563306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6.9902714212833" calcext:value-type="float">
            <text:p>16.990271421283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8.8877503617922" calcext:value-type="float">
            <text:p>18.887750361792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9.0739433301493" calcext:value-type="float">
            <text:p>19.073943330149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83158905350179" calcext:value-type="float">
            <text:p>7.8315890535017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.2092129740097" calcext:value-type="float">
            <text:p>20.209212974009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.4307800281204" calcext:value-type="float">
            <text:p>20.430780028120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.3789834068932" calcext:value-type="float">
            <text:p>19.37898340689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.4407740783503" calcext:value-type="float">
            <text:p>20.44077407835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476008349265661" calcext:value-type="float">
            <text:p>0.47600834926566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.7774794207017" calcext:value-type="float">
            <text:p>20.777479420701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9.1470523186547" calcext:value-type="float">
            <text:p>19.147052318654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0.7774794207017" calcext:value-type="float">
            <text:p>20.777479420701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575623575121267" calcext:value-type="float">
            <text:p>0.57562357512126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21628904192421" calcext:value-type="float">
            <text:p>5.216289041924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.5898683568598" calcext:value-type="float">
            <text:p>18.589868356859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6.4666038175177" calcext:value-type="float">
            <text:p>16.466603817517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4568071704697" calcext:value-type="float">
            <text:p>3.456807170469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46429398344339" calcext:value-type="float">
            <text:p>3.4642939834433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6.6672295032775" calcext:value-type="float">
            <text:p>16.667229503277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7.1480343847436" calcext:value-type="float">
            <text:p>17.148034384743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05498288637" calcext:value-type="float">
            <text:p>1.470549828863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12858164804541" calcext:value-type="float">
            <text:p>1.1285816480454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.0485028594394" calcext:value-type="float">
            <text:p>11.048502859439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05689924302067" calcext:value-type="float">
            <text:p>1.0568992430206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.1597178513963" calcext:value-type="float">
            <text:p>20.159717851396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30586615436472" calcext:value-type="float">
            <text:p>3.3058661543647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.8190492288072" calcext:value-type="float">
            <text:p>19.819049228807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416555543240178" calcext:value-type="float">
            <text:p>0.41655554324017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96681006524731" calcext:value-type="float">
            <text:p>4.9668100652473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75090377507608" calcext:value-type="float">
            <text:p>2.7509037750760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.7359767186563" calcext:value-type="float">
            <text:p>20.735976718656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569813142988029" calcext:value-type="float">
            <text:p>0.56981314298802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27001001818527" calcext:value-type="float">
            <text:p>8.270010018185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.8634003270346" calcext:value-type="float">
            <text:p>19.863400327034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5.4374954093194" calcext:value-type="float">
            <text:p>15.437495409319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9.8207581475808" calcext:value-type="float">
            <text:p>19.820758147580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.4944300052549" calcext:value-type="float">
            <text:p>15.494430005254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7.683522716381" calcext:value-type="float">
            <text:p>17.68352271638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0038440903125" calcext:value-type="float">
            <text:p>1.4003844090312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22605615812758" calcext:value-type="float">
            <text:p>6.2260561581275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.2092129740097" calcext:value-type="float">
            <text:p>20.209212974009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58668486449366" calcext:value-type="float">
            <text:p>1.5866848644936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1646059565509" calcext:value-type="float">
            <text:p>15.164605956550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8.495013423094" calcext:value-type="float">
            <text:p>18.49501342309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97008787851416" calcext:value-type="float">
            <text:p>0.970087878514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9.2768949890646" calcext:value-type="float">
            <text:p>19.276894989064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.1055235804812" calcext:value-type="float">
            <text:p>20.105523580481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16421713077695" calcext:value-type="float">
            <text:p>2.1642171307769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.3614991345015" calcext:value-type="float">
            <text:p>20.36149913450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9.0342359061208" calcext:value-type="float">
            <text:p>19.034235906120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636921813826" calcext:value-type="float">
            <text:p>6.763692181382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6.7001213942872" calcext:value-type="float">
            <text:p>16.700121394287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9966285775307" calcext:value-type="float">
            <text:p>19.996628577530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3.6048166529206" calcext:value-type="float">
            <text:p>13.604816652920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56545628473973" calcext:value-type="float">
            <text:p>0.5654562847397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.5375195867802" calcext:value-type="float">
            <text:p>19.537519586780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8.2340973479269" calcext:value-type="float">
            <text:p>18.234097347926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476008349265661" calcext:value-type="float">
            <text:p>0.47600834926566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7.6480812802873" calcext:value-type="float">
            <text:p>17.648081280287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13293850629371" calcext:value-type="float">
            <text:p>1.1329385062937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.3828626931309" calcext:value-type="float">
            <text:p>11.382862693130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.3784359228959" calcext:value-type="float">
            <text:p>19.378435922895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.5493354972153" calcext:value-type="float">
            <text:p>12.549335497215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56423445430448" calcext:value-type="float">
            <text:p>4.5642344543044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469345606791838" calcext:value-type="float">
            <text:p>0.46934560679183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493907395488232" calcext:value-type="float">
            <text:p>0.49390739548823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9.7031652467684" calcext:value-type="float">
            <text:p>19.703165246768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.7774794207017" calcext:value-type="float">
            <text:p>20.777479420701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.4780137005062" calcext:value-type="float">
            <text:p>20.478013700506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7.9442221921109" calcext:value-type="float">
            <text:p>17.944222192110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.7359767186563" calcext:value-type="float">
            <text:p>20.735976718656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.4644877550273" calcext:value-type="float">
            <text:p>20.464487755027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6.2690635436818" calcext:value-type="float">
            <text:p>16.26906354368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6010176159683" calcext:value-type="float">
            <text:p>2.601017615968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493907395488232" calcext:value-type="float">
            <text:p>0.49390739548823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8.8737850249253" calcext:value-type="float">
            <text:p>18.873785024925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8.5128451432011" calcext:value-type="float">
            <text:p>18.512845143201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73252728970938" calcext:value-type="float">
            <text:p>8.7325272897093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03944758399722" calcext:value-type="float">
            <text:p>1.0394475839972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7.7819228873477" calcext:value-type="float">
            <text:p>17.781922887347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9.8889193134507" calcext:value-type="float">
            <text:p>19.888919313450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.9817671564988" calcext:value-type="float">
            <text:p>18.981767156498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40248357468827" calcext:value-type="float">
            <text:p>0.4024835746882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64956085933186" calcext:value-type="float">
            <text:p>4.6495608593318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7407055495905" calcext:value-type="float">
            <text:p>1.740705549590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.2286620692374" calcext:value-type="float">
            <text:p>20.228662069237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.9625127988714" calcext:value-type="float">
            <text:p>14.962512798871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99933011980375" calcext:value-type="float">
            <text:p>0.9993301198037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5636795984792" calcext:value-type="float">
            <text:p>6.6563679598479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.6476271075495" calcext:value-type="float">
            <text:p>14.647627107549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.4883432417849" calcext:value-type="float">
            <text:p>16.488343241784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3.6129406051702" calcext:value-type="float">
            <text:p>13.612940605170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11506705208074" calcext:value-type="float">
            <text:p>2.1150670520807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84196088706308" calcext:value-type="float">
            <text:p>1.8419608870630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.6017241793424" calcext:value-type="float">
            <text:p>20.601724179342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6448798658029" calcext:value-type="float">
            <text:p>1.4644879865802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.14885761846969" calcext:value-type="float">
            <text:p>9.1488576184696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30188344302605" calcext:value-type="float">
            <text:p>1.3018834430260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.8425452047491" calcext:value-type="float">
            <text:p>11.842545204749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19003197867849" calcext:value-type="float">
            <text:p>3.1900319786784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3.9949961420832" calcext:value-type="float">
            <text:p>13.994996142083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9.8781548979091" calcext:value-type="float">
            <text:p>19.878154897909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0.7359767186563" calcext:value-type="float">
            <text:p>20.73597671865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423699458714" calcext:value-type="float">
            <text:p>19.94236994587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21930989465847" calcext:value-type="float">
            <text:p>7.2193098946584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1.0366110849949" calcext:value-type="float">
            <text:p>11.036611084994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8.5147753535048" calcext:value-type="float">
            <text:p>18.514775353504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.4644877550273" calcext:value-type="float">
            <text:p>20.464487755027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7.0757338490803" calcext:value-type="float">
            <text:p>17.075733849080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.462688686752" calcext:value-type="float">
            <text:p>19.46268868675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.0625214353696" calcext:value-type="float">
            <text:p>11.062521435369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82635970400682" calcext:value-type="float">
            <text:p>7.8263597040068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.05794851837397" calcext:value-type="float">
            <text:p>9.0579485183739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7.6598032119978" calcext:value-type="float">
            <text:p>17.65980321199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.017451657811" calcext:value-type="float">
            <text:p>20.01745165781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61236963787992" calcext:value-type="float">
            <text:p>0.66123696378799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6.4796694283657" calcext:value-type="float">
            <text:p>16.479669428365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773913046757706" calcext:value-type="float">
            <text:p>0.77391304675770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25067671459532" calcext:value-type="float">
            <text:p>2.2506767145953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.5124843475007" calcext:value-type="float">
            <text:p>19.512484347500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6.8891835377729" calcext:value-type="float">
            <text:p>16.889183537772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9.7247091853991" calcext:value-type="float">
            <text:p>19.724709185399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97949604805571" calcext:value-type="float">
            <text:p>7.9794960480557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69148015102029" calcext:value-type="float">
            <text:p>1.6914801510202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13310776997803" calcext:value-type="float">
            <text:p>1.1331077699780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06559836287742" calcext:value-type="float">
            <text:p>2.0655983628774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20027352043361" calcext:value-type="float">
            <text:p>1.2002735204336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75542558459224" calcext:value-type="float">
            <text:p>1.7554255845922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.5047921049631" calcext:value-type="float">
            <text:p>19.504792104963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.1260086913446" calcext:value-type="float">
            <text:p>10.126008691344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.8398093051691" calcext:value-type="float">
            <text:p>19.839809305169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.6721084397114" calcext:value-type="float">
            <text:p>12.67210843971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.4247080424094" calcext:value-type="float">
            <text:p>20.424708042409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55259230313701" calcext:value-type="float">
            <text:p>2.5525923031370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8.9088958027951" calcext:value-type="float">
            <text:p>18.908895802795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7.220541813734" calcext:value-type="float">
            <text:p>17.22054181373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.2843214277453" calcext:value-type="float">
            <text:p>20.284321427745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.6517435008681" calcext:value-type="float">
            <text:p>15.651743500868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9.9679239195313" calcext:value-type="float">
            <text:p>19.96792391953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7.7604841559535" calcext:value-type="float">
            <text:p>17.760484155953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4253770092549" calcext:value-type="float">
            <text:p>6.6425377009254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.0492625986944" calcext:value-type="float">
            <text:p>14.049262598694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.8498758205165" calcext:value-type="float">
            <text:p>14.849875820516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.5923487270794" calcext:value-type="float">
            <text:p>20.592348727079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98882971219199" calcext:value-type="float">
            <text:p>4.9888297121919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.93115069786604" calcext:value-type="float">
            <text:p>9.9311506978660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7.216290022928" calcext:value-type="float">
            <text:p>17.21629002292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8.5825867737602" calcext:value-type="float">
            <text:p>18.582586773760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4132923103826" calcext:value-type="float">
            <text:p>4.413292310382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8.4325172623924" calcext:value-type="float">
            <text:p>18.432517262392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70227091628502" calcext:value-type="float">
            <text:p>0.7022709162850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73691752378548" calcext:value-type="float">
            <text:p>2.7369175237854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57766428573009" calcext:value-type="float">
            <text:p>9.5776642857300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1.5830148325337" calcext:value-type="float">
            <text:p>11.583014832533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5.1915617516873" calcext:value-type="float">
            <text:p>15.191561751687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.2286620692374" calcext:value-type="float">
            <text:p>20.228662069237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84555696902869" calcext:value-type="float">
            <text:p>1.8455569690286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.1390331376642" calcext:value-type="float">
            <text:p>20.139033137664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.8772081393211" calcext:value-type="float">
            <text:p>11.877208139321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.5143369739826" calcext:value-type="float">
            <text:p>20.514336973982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01231296550212" calcext:value-type="float">
            <text:p>0.6012312965502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88924898577022" calcext:value-type="float">
            <text:p>6.8892489857702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.2092129740097" calcext:value-type="float">
            <text:p>20.209212974009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.3507629188143" calcext:value-type="float">
            <text:p>20.350762918814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.7359767186563" calcext:value-type="float">
            <text:p>20.735976718656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24221091224432" calcext:value-type="float">
            <text:p>3.2422109122443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.17217002768553" calcext:value-type="float">
            <text:p>5.1721700276855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.5839323267542" calcext:value-type="float">
            <text:p>14.583932326754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.95330864129656" calcext:value-type="float">
            <text:p>8.9533086412965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.78145796616877" calcext:value-type="float">
            <text:p>5.7814579661687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.860705396766" calcext:value-type="float">
            <text:p>10.86070539676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8.0279973826225" calcext:value-type="float">
            <text:p>18.027997382622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2.2441120401274" calcext:value-type="float">
            <text:p>12.244112040127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0.4247080424094" calcext:value-type="float">
            <text:p>20.424708042409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6.9830167364524" calcext:value-type="float">
            <text:p>16.983016736452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.0919273630378" calcext:value-type="float">
            <text:p>20.091927363037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8.0570351449571" calcext:value-type="float">
            <text:p>18.057035144957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51844130121668" calcext:value-type="float">
            <text:p>1.5184413012166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7.98680627173" calcext:value-type="float">
            <text:p>17.9868062717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00804662893968" calcext:value-type="float">
            <text:p>7.0080466289396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3.7280227564722" calcext:value-type="float">
            <text:p>13.728022756472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9.1426108256395" calcext:value-type="float">
            <text:p>19.142610825639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66616301158308" calcext:value-type="float">
            <text:p>4.6661630115830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9.5941049480199" calcext:value-type="float">
            <text:p>19.594104948019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5.1860493593921" calcext:value-type="float">
            <text:p>15.18604935939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.7183217654681" calcext:value-type="float">
            <text:p>14.718321765468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7588152207755" calcext:value-type="float">
            <text:p>6.5758815220775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0.4307800281204" calcext:value-type="float">
            <text:p>20.430780028120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.7735309877659" calcext:value-type="float">
            <text:p>10.773530987765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28090991189202" calcext:value-type="float">
            <text:p>4.2809099118920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493907395488232" calcext:value-type="float">
            <text:p>0.49390739548823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8.4594229553839" calcext:value-type="float">
            <text:p>18.459422955383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70584289830525" calcext:value-type="float">
            <text:p>5.7058428983052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8.7355829925574" calcext:value-type="float">
            <text:p>18.735582992557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.7179210983632" calcext:value-type="float">
            <text:p>10.717921098363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8.8597420155782" calcext:value-type="float">
            <text:p>18.859742015578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.2434177189288" calcext:value-type="float">
            <text:p>20.243417718928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90752189671082" calcext:value-type="float">
            <text:p>9.9075218967108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.6679272350765" calcext:value-type="float">
            <text:p>19.667927235076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9.3395335582487" calcext:value-type="float">
            <text:p>19.339533558248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9.6253006907128" calcext:value-type="float">
            <text:p>19.625300690712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9.6225070298775" calcext:value-type="float">
            <text:p>19.622507029877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68978428060109" calcext:value-type="float">
            <text:p>8.6897842806010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3.5228868071939" calcext:value-type="float">
            <text:p>13.522886807193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0.4644877550273" calcext:value-type="float">
            <text:p>20.464487755027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.3302849133547" calcext:value-type="float">
            <text:p>19.330284913354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13758599018659" calcext:value-type="float">
            <text:p>2.1375859901865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8.5836897295211" calcext:value-type="float">
            <text:p>18.583689729521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8.2113868859696" calcext:value-type="float">
            <text:p>18.211386885969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51903261636766" calcext:value-type="float">
            <text:p>3.5190326163676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7.8509151635403" calcext:value-type="float">
            <text:p>17.850915163540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8.4334667543253" calcext:value-type="float">
            <text:p>18.433466754325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5.382725207436" calcext:value-type="float">
            <text:p>15.38272520743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3.7741496974344" calcext:value-type="float">
            <text:p>13.774149697434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.0257538286085" calcext:value-type="float">
            <text:p>20.025753828608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91155185300787" calcext:value-type="float">
            <text:p>0.99115518530078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92644927847908" calcext:value-type="float">
            <text:p>2.9264492784790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.12195021059836" calcext:value-type="float">
            <text:p>5.1219502105983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.1355318876426" calcext:value-type="float">
            <text:p>10.135531887642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.3956244103491" calcext:value-type="float">
            <text:p>20.395624410349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9.7045320513253" calcext:value-type="float">
            <text:p>19.704532051325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57610802622315" calcext:value-type="float">
            <text:p>1.576108026223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.73421076014" calcext:value-type="float">
            <text:p>14.7342107601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.2434177189288" calcext:value-type="float">
            <text:p>20.243417718928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.1717198760214" calcext:value-type="float">
            <text:p>20.171719876021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6.7416909968843" calcext:value-type="float">
            <text:p>16.741690996884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0038440903125" calcext:value-type="float">
            <text:p>1.400384409031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65608937993946" calcext:value-type="float">
            <text:p>0.96560893799394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9.7128958466839" calcext:value-type="float">
            <text:p>19.712895846683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02844138428284" calcext:value-type="float">
            <text:p>2.0284413842828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9.8781548979091" calcext:value-type="float">
            <text:p>19.878154897909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6.5280662942046" calcext:value-type="float">
            <text:p>16.528066294204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20223081504007" calcext:value-type="float">
            <text:p>1.202230815040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84866969453342" calcext:value-type="float">
            <text:p>0.8486696945334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.7069024997931" calcext:value-type="float">
            <text:p>15.706902499793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73775071434332" calcext:value-type="float">
            <text:p>1.7377507143433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23441052166668" calcext:value-type="float">
            <text:p>1.2344105216666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.4050403517577" calcext:value-type="float">
            <text:p>20.405040351757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08743201233947" calcext:value-type="float">
            <text:p>6.0874320123394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.5811887007619" calcext:value-type="float">
            <text:p>14.581188700761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7.5160121556924" calcext:value-type="float">
            <text:p>17.516012155692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13323727893712" calcext:value-type="float">
            <text:p>2.133237278937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8.5165005568547" calcext:value-type="float">
            <text:p>18.516500556854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.9319944759384" calcext:value-type="float">
            <text:p>15.931994475938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7.7436457253226" calcext:value-type="float">
            <text:p>17.743645725322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32939987082636" calcext:value-type="float">
            <text:p>2.3293998708263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9.8399820278093" calcext:value-type="float">
            <text:p>19.839982027809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.3614991345015" calcext:value-type="float">
            <text:p>20.36149913450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.6855336912174" calcext:value-type="float">
            <text:p>14.685533691217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6.3888202599023" calcext:value-type="float">
            <text:p>16.388820259902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0.3285726622612" calcext:value-type="float">
            <text:p>20.328572662261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563599243624023" calcext:value-type="float">
            <text:p>0.56359924362402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730146316732526" calcext:value-type="float">
            <text:p>0.73014631673252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519909088946015" calcext:value-type="float">
            <text:p>0.5199090889460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8.3605895917602" calcext:value-type="float">
            <text:p>18.360589591760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90648519418378" calcext:value-type="float">
            <text:p>4.9064851941837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7.1320308074861" calcext:value-type="float">
            <text:p>17.132030807486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70227091628502" calcext:value-type="float">
            <text:p>0.7022709162850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85393052653149" calcext:value-type="float">
            <text:p>7.8539305265314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8.6310158959807" calcext:value-type="float">
            <text:p>18.631015895980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98961030111721" calcext:value-type="float">
            <text:p>7.989610301117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09053355867046" calcext:value-type="float">
            <text:p>1.0905335586704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.3845796503021" calcext:value-type="float">
            <text:p>19.38457965030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7.2957903336526" calcext:value-type="float">
            <text:p>17.29579033365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9.8781548979091" calcext:value-type="float">
            <text:p>19.878154897909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7.3802897967405" calcext:value-type="float">
            <text:p>17.380289796740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6.5457360878069" calcext:value-type="float">
            <text:p>16.545736087806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6.6454534734994" calcext:value-type="float">
            <text:p>16.645453473499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.3614991345015" calcext:value-type="float">
            <text:p>20.36149913450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.0036582835639" calcext:value-type="float">
            <text:p>20.003658283563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3.0473717580022" calcext:value-type="float">
            <text:p>13.047371758002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.367697292846" calcext:value-type="float">
            <text:p>20.36769729284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.7359767186563" calcext:value-type="float">
            <text:p>20.735976718656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90833845622386" calcext:value-type="float">
            <text:p>8.9083384562238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6.3790131591094" calcext:value-type="float">
            <text:p>16.379013159109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9281875133862" calcext:value-type="float">
            <text:p>1.4928187513386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.9835004536157" calcext:value-type="float">
            <text:p>15.983500453615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0.6819817820315" calcext:value-type="float">
            <text:p>20.68198178203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.9667618803513" calcext:value-type="float">
            <text:p>10.96676188035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325131722440215" calcext:value-type="float">
            <text:p>0.3251317224402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50618019088002" calcext:value-type="float">
            <text:p>4.5061801908800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.9464595407857" calcext:value-type="float">
            <text:p>15.946459540785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2.4325233927663" calcext:value-type="float">
            <text:p>12.432523392766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9.2188293527178" calcext:value-type="float">
            <text:p>19.218829352717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0.4644877550273" calcext:value-type="float">
            <text:p>20.464487755027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.4040511260033" calcext:value-type="float">
            <text:p>19.404051126003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7008787851416" calcext:value-type="float">
            <text:p>0.970087878514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888257085745892" calcext:value-type="float">
            <text:p>0.88825708574589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575623575121267" calcext:value-type="float">
            <text:p>0.5756235751212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2.7322887276489" calcext:value-type="float">
            <text:p>12.7322887276489</text:p>
          </table:table-cell>
        </table:table-row>
      </table:table>
      <table:table table:name="Neural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4560864259716" calcext:value-type="float">
            <text:p>0.754560864259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0476550350632" calcext:value-type="float">
            <text:p>0.300476550350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647620082990322" calcext:value-type="float">
            <text:p>-0.064762008299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02146979510168" calcext:value-type="float">
            <text:p>-0.502146979510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6027845839708" calcext:value-type="float">
            <text:p>0.376027845839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777316354114903" calcext:value-type="float">
            <text:p>-0.7773163541149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0109140399645" calcext:value-type="float">
            <text:p>0.9901091403996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54647029796088" calcext:value-type="float">
            <text:p>-0.54647029796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204130323531" calcext:value-type="float">
            <text:p>1.05204130323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601224504487825" calcext:value-type="float">
            <text:p>-0.601224504487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9245567720658" calcext:value-type="float">
            <text:p>0.0292455677206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406722790889433" calcext:value-type="float">
            <text:p>-0.0406722790889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41322701216261" calcext:value-type="float">
            <text:p>-1.41322701216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215544297481113" calcext:value-type="float">
            <text:p>-0.2155442974811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217844784401625" calcext:value-type="float">
            <text:p>-0.217844784401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82699987659423" calcext:value-type="float">
            <text:p>0.8826999876594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54378838098908" calcext:value-type="float">
            <text:p>0.7543788380989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0005697453393" calcext:value-type="float">
            <text:p>0.2300056974533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20584512542954" calcext:value-type="float">
            <text:p>-1.205845125429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498623635553162" calcext:value-type="float">
            <text:p>-0.4986236355531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6547480977762" calcext:value-type="float">
            <text:p>0.8565474809777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261418969658941" calcext:value-type="float">
            <text:p>-0.2614189696589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8672571586086" calcext:value-type="float">
            <text:p>1.086725715860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01047232145375" calcext:value-type="float">
            <text:p>0.4010472321453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586710736446203" calcext:value-type="float">
            <text:p>-0.5867107364462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256384337283226" calcext:value-type="float">
            <text:p>-0.2563843372832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0453906978848" calcext:value-type="float">
            <text:p>0.2104539069788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2809578559201" calcext:value-type="float">
            <text:p>1.028095785592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39137487965467" calcext:value-type="float">
            <text:p>0.9391374879654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7251191234599" calcext:value-type="float">
            <text:p>0.8572511912345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4287474715506" calcext:value-type="float">
            <text:p>0.8842874747155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86842771405031" calcext:value-type="float">
            <text:p>0.3868427714050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51155637484731" calcext:value-type="float">
            <text:p>0.1511556374847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69527125968551" calcext:value-type="float">
            <text:p>0.5695271259685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03525763025453" calcext:value-type="float">
            <text:p>0.5035257630254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500614185542294" calcext:value-type="float">
            <text:p>-0.5006141855422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4184509461653" calcext:value-type="float">
            <text:p>1.541845094616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89842175744096" calcext:value-type="float">
            <text:p>0.2898421757440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2053386861801" calcext:value-type="float">
            <text:p>0.3120533868618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367543694283094" calcext:value-type="float">
            <text:p>-0.3675436942830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03239319858891" calcext:value-type="float">
            <text:p>0.1032393198588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760408542410201" calcext:value-type="float">
            <text:p>-0.7604085424102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24866403913454" calcext:value-type="float">
            <text:p>-0.248664039134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177776169402712" calcext:value-type="float">
            <text:p>-0.1777761694027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731502684950956" calcext:value-type="float">
            <text:p>-0.7315026849509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65428911642001" calcext:value-type="float">
            <text:p>-1.65428911642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45070877858743" calcext:value-type="float">
            <text:p>0.3450708778587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30275946435779" calcext:value-type="float">
            <text:p>-1.302759464357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3395582703097" calcext:value-type="float">
            <text:p>0.6133955827030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69568380211187" calcext:value-type="float">
            <text:p>0.3695683802111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3834013236966" calcext:value-type="float">
            <text:p>0.2738340132369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17416809024543" calcext:value-type="float">
            <text:p>0.2174168090245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66996639318627" calcext:value-type="float">
            <text:p>0.5669966393186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7918395391142" calcext:value-type="float">
            <text:p>0.279183953911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527523264380391" calcext:value-type="float">
            <text:p>-0.5275232643803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6760047808613" calcext:value-type="float">
            <text:p>1.067600478086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64695944025186" calcext:value-type="float">
            <text:p>0.6646959440251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80033812032019" calcext:value-type="float">
            <text:p>0.8800338120320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145517834189242" calcext:value-type="float">
            <text:p>-0.1455178341892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431943832473314" calcext:value-type="float">
            <text:p>-0.4319438324733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582345661016727" calcext:value-type="float">
            <text:p>-0.5823456610167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513511676852259" calcext:value-type="float">
            <text:p>-0.5135116768522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97353079962982" calcext:value-type="float">
            <text:p>0.3973530799629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682648080146868" calcext:value-type="float">
            <text:p>-0.6826480801468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50146311886048" calcext:value-type="float">
            <text:p>0.1501463118860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1174278959704" calcext:value-type="float">
            <text:p>1.211742789597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10990829285476" calcext:value-type="float">
            <text:p>0.5109908292854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06101032703981" calcext:value-type="float">
            <text:p>0.5061010327039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1330143364726" calcext:value-type="float">
            <text:p>0.9413301433647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75557517863965" calcext:value-type="float">
            <text:p>0.7755575178639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70893308570477" calcext:value-type="float">
            <text:p>0.4708933085704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154698991016071" calcext:value-type="float">
            <text:p>-0.1546989910160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76612263136281" calcext:value-type="float">
            <text:p>0.1766122631362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00863890430888" calcext:value-type="float">
            <text:p>-0.1008638904308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58161521640015" calcext:value-type="float">
            <text:p>0.7581615216400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10801054705348" calcext:value-type="float">
            <text:p>0.4108010547053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29412947454325" calcext:value-type="float">
            <text:p>0.5294129474543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10107824578285" calcext:value-type="float">
            <text:p>1.101078245782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30658369039069" calcext:value-type="float">
            <text:p>-0.306583690390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893661604030877" calcext:value-type="float">
            <text:p>-0.8936616040308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30607492164955" calcext:value-type="float">
            <text:p>-0.306074921649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795913273382646" calcext:value-type="float">
            <text:p>-0.7959132733826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63982307843591" calcext:value-type="float">
            <text:p>-0.639823078435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87383622734662" calcext:value-type="float">
            <text:p>0.7873836227346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62722691961819" calcext:value-type="float">
            <text:p>0.7627226919618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07589381380096" calcext:value-type="float">
            <text:p>-1.075893813800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748310264362144" calcext:value-type="float">
            <text:p>-0.7483102643621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3201268925934" calcext:value-type="float">
            <text:p>0.3732012689259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87191835594593" calcext:value-type="float">
            <text:p>0.2871918355945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762237140813444" calcext:value-type="float">
            <text:p>-0.7622371408134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68486165146026" calcext:value-type="float">
            <text:p>0.9684861651460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22059169331505" calcext:value-type="float">
            <text:p>0.2220591693315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936137885613642" calcext:value-type="float">
            <text:p>-0.9361378856136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08224229611316" calcext:value-type="float">
            <text:p>0.5082242296113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54405845472157" calcext:value-type="float">
            <text:p>-0.1544058454721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24402529481812" calcext:value-type="float">
            <text:p>0.8244025294818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04495771719056" calcext:value-type="float">
            <text:p>0.2044957717190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86245544214591" calcext:value-type="float">
            <text:p>0.4862455442145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543946008779032" calcext:value-type="float">
            <text:p>-0.5439460087790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195300029578884" calcext:value-type="float">
            <text:p>-0.0195300029578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224520746491289" calcext:value-type="float">
            <text:p>-0.2245207464912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3953446032978" calcext:value-type="float">
            <text:p>1.039534460329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93911072581633" calcext:value-type="float">
            <text:p>-0.939110725816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63100727242339" calcext:value-type="float">
            <text:p>0.2631007272423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89592776525913" calcext:value-type="float">
            <text:p>0.1895927765259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222243184280698" calcext:value-type="float">
            <text:p>-0.2222431842806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386193455921167" calcext:value-type="float">
            <text:p>-0.3861934559211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39105748963199" calcext:value-type="float">
            <text:p>0.3391057489631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14429417276991" calcext:value-type="float">
            <text:p>0.5144294172769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368673442502562" calcext:value-type="float">
            <text:p>-0.3686734425025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5757885121629" calcext:value-type="float">
            <text:p>0.0757578851216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0892064801302189" calcext:value-type="float">
            <text:p>-0.0892064801302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15487695472987" calcext:value-type="float">
            <text:p>0.3154876954729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38885959861265" calcext:value-type="float">
            <text:p>0.5388859598612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79485002153078" calcext:value-type="float">
            <text:p>0.2794850021530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139432439272614" calcext:value-type="float">
            <text:p>-0.1394324392726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29023003534704" calcext:value-type="float">
            <text:p>1.290230035347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81396344718654" calcext:value-type="float">
            <text:p>0.2813963447186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706132759237409" calcext:value-type="float">
            <text:p>-0.7061327592374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38112012355916" calcext:value-type="float">
            <text:p>0.0438112012355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598553710067565" calcext:value-type="float">
            <text:p>-0.5985537100675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42544351104132" calcext:value-type="float">
            <text:p>0.1425443511041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935811487692714" calcext:value-type="float">
            <text:p>-0.9358114876927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886459968763933" calcext:value-type="float">
            <text:p>0.8864599687639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333565058704671" calcext:value-type="float">
            <text:p>-0.3335650587046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381634995018055" calcext:value-type="float">
            <text:p>-0.3816349950180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45974215867206" calcext:value-type="float">
            <text:p>0.4459742158672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670402393396704" calcext:value-type="float">
            <text:p>-0.6704023933967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233265953727" calcext:value-type="float">
            <text:p>0.552332659537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156250249873251" calcext:value-type="float">
            <text:p>-0.1562502498732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311769348885156" calcext:value-type="float">
            <text:p>-0.3117693488851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82707280333433" calcext:value-type="float">
            <text:p>0.2827072803334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398311034888975" calcext:value-type="float">
            <text:p>-0.3983110348889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65973712394857" calcext:value-type="float">
            <text:p>0.56597371239485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956506870072197" calcext:value-type="float">
            <text:p>-0.9565068700721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18633319098323" calcext:value-type="float">
            <text:p>0.8186333190983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02691009560479" calcext:value-type="float">
            <text:p>0.4026910095604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536326823066016" calcext:value-type="float">
            <text:p>0.0536326823066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77787762442087" calcext:value-type="float">
            <text:p>0.2777877624420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619556108951436" calcext:value-type="float">
            <text:p>-0.6195561089514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118639372131943" calcext:value-type="float">
            <text:p>-0.1186393721319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0494812944306675" calcext:value-type="float">
            <text:p>-0.0494812944306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809765761744197" calcext:value-type="float">
            <text:p>0.8097657617441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101928713949653" calcext:value-type="float">
            <text:p>-0.1019287139496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28484765745544" calcext:value-type="float">
            <text:p>1.284847657455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882027100620205" calcext:value-type="float">
            <text:p>0.8820271006202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519137471303961" calcext:value-type="float">
            <text:p>-0.5191374713039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36131067716276" calcext:value-type="float">
            <text:p>0.4361310677162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23317209769523" calcext:value-type="float">
            <text:p>0.3233172097695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71047323414618" calcext:value-type="float">
            <text:p>0.771047323414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32757628214881" calcext:value-type="float">
            <text:p>0.7327576282148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22255052395416" calcext:value-type="float">
            <text:p>0.8222550523954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73180688302295" calcext:value-type="float">
            <text:p>0.8731806883022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468080307526583" calcext:value-type="float">
            <text:p>-0.4680803075265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105587840569856" calcext:value-type="float">
            <text:p>0.0105587840569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57180782094015" calcext:value-type="float">
            <text:p>0.1571807820940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232747889458304" calcext:value-type="float">
            <text:p>-0.2327478894583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6087891402223" calcext:value-type="float">
            <text:p>0.760878914022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165282713332475" calcext:value-type="float">
            <text:p>-0.1652827133324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68666599973359" calcext:value-type="float">
            <text:p>0.9686665999733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131069392920559" calcext:value-type="float">
            <text:p>-0.1310693929205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57069290434209" calcext:value-type="float">
            <text:p>0.1570692904342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28310824374406" calcext:value-type="float">
            <text:p>0.1283108243744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08797311574206" calcext:value-type="float">
            <text:p>0.5087973115742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958240194898385" calcext:value-type="float">
            <text:p>0.0095824019489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1101539198196" calcext:value-type="float">
            <text:p>0.311015391981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332542309637" calcext:value-type="float">
            <text:p>0.603325423096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192986072193142" calcext:value-type="float">
            <text:p>-0.1929860721931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16166484354215" calcext:value-type="float">
            <text:p>0.2161664843542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20157132108573" calcext:value-type="float">
            <text:p>1.201571321085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834252271480926" calcext:value-type="float">
            <text:p>-0.8342522714809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.06111368330764" calcext:value-type="float">
            <text:p>-1.061113683307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64946437577342" calcext:value-type="float">
            <text:p>0.6649464375773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73780427755744" calcext:value-type="float">
            <text:p>0.6737804277557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.01867810111856" calcext:value-type="float">
            <text:p>-1.018678101118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02205059020773" calcext:value-type="float">
            <text:p>0.7022050590207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00157850341384" calcext:value-type="float">
            <text:p>0.8001578503413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4717306564274" calcext:value-type="float">
            <text:p>0.647173065642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724476839629361" calcext:value-type="float">
            <text:p>0.7244768396293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.04895945576521" calcext:value-type="float">
            <text:p>-1.048959455765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0178530643869" calcext:value-type="float">
            <text:p>0.601785306438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9454009638318" calcext:value-type="float">
            <text:p>0.594540096383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.19703654115566" calcext:value-type="float">
            <text:p>-1.197036541155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88372465632266" calcext:value-type="float">
            <text:p>0.2883724656322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02602706534641" calcext:value-type="float">
            <text:p>1.026027065346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803166228622148" calcext:value-type="float">
            <text:p>0.8031662286221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49057890179305" calcext:value-type="float">
            <text:p>0.1490578901793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0235659663816725" calcext:value-type="float">
            <text:p>-0.0235659663816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15031442357278" calcext:value-type="float">
            <text:p>0.4150314423572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08379739541714" calcext:value-type="float">
            <text:p>0.2083797395417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72153493747786" calcext:value-type="float">
            <text:p>0.37215349374778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93012115060849" calcext:value-type="float">
            <text:p>0.4930121150608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21610621256615" calcext:value-type="float">
            <text:p>0.3216106212566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317734696252184" calcext:value-type="float">
            <text:p>-0.3177346962521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73583281708891" calcext:value-type="float">
            <text:p>0.5735832817088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69531880678617" calcext:value-type="float">
            <text:p>-0.695318806786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858410354256134" calcext:value-type="float">
            <text:p>0.8584103542561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150841497516484" calcext:value-type="float">
            <text:p>-0.1508414975164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343744822764853" calcext:value-type="float">
            <text:p>0.0343744822764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427984986271443" calcext:value-type="float">
            <text:p>-0.4279849862714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183259075966736" calcext:value-type="float">
            <text:p>-0.1832590759667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.22966391686349" calcext:value-type="float">
            <text:p>-1.229663916863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39301357687549" calcext:value-type="float">
            <text:p>0.9393013576875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92375034904096" calcext:value-type="float">
            <text:p>0.6923750349040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75184147604539" calcext:value-type="float">
            <text:p>0.6751841476045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2642808696241" calcext:value-type="float">
            <text:p>0.626428086962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07630014304294" calcext:value-type="float">
            <text:p>1.076300143042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319925400167471" calcext:value-type="float">
            <text:p>0.03199254001674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1986409131259" calcext:value-type="float">
            <text:p>1.19864091312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35379027233329" calcext:value-type="float">
            <text:p>0.2353790272333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71596903152521" calcext:value-type="float">
            <text:p>0.07715969031525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616552773485803" calcext:value-type="float">
            <text:p>0.061655277348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27898370089109" calcext:value-type="float">
            <text:p>1.278983700891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891248046108095" calcext:value-type="float">
            <text:p>-0.8912480461080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85283284500617" calcext:value-type="float">
            <text:p>-0.852832845006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197999144231003" calcext:value-type="float">
            <text:p>-0.1979991442310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16053486716207" calcext:value-type="float">
            <text:p>0.2160534867162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28180182643114" calcext:value-type="float">
            <text:p>0.3281801826431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22206710756722" calcext:value-type="float">
            <text:p>0.1222067107567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288968926371049" calcext:value-type="float">
            <text:p>-0.2889689263710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682136564332585" calcext:value-type="float">
            <text:p>-0.6821365643325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200674988942087" calcext:value-type="float">
            <text:p>0.0200674988942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192747245885487" calcext:value-type="float">
            <text:p>-0.19274724588548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220442854237557" calcext:value-type="float">
            <text:p>0.2204428542375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67393861942841" calcext:value-type="float">
            <text:p>0.2673938619428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50344635704887" calcext:value-type="float">
            <text:p>0.3503446357048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48710940147228" calcext:value-type="float">
            <text:p>0.648710940147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12338286717032" calcext:value-type="float">
            <text:p>1.123382867170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382104727877717" calcext:value-type="float">
            <text:p>-0.3821047278777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366830362696532" calcext:value-type="float">
            <text:p>-0.3668303626965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964540922080763" calcext:value-type="float">
            <text:p>-0.9645409220807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46433136439611" calcext:value-type="float">
            <text:p>0.3464331364396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21033365025706" calcext:value-type="float">
            <text:p>0.6210333650257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40705731467468" calcext:value-type="float">
            <text:p>0.3407057314674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25686024929487" calcext:value-type="float">
            <text:p>0.92568602492948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05962212152707" calcext:value-type="float">
            <text:p>0.1059622121527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266779375390783" calcext:value-type="float">
            <text:p>-0.2667793753907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78689568922843" calcext:value-type="float">
            <text:p>0.2786895689228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.14653170490122" calcext:value-type="float">
            <text:p>-1.146531704901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.07902590714091" calcext:value-type="float">
            <text:p>-1.079025907140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197736402208015" calcext:value-type="float">
            <text:p>-0.1977364022080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505708239754702" calcext:value-type="float">
            <text:p>-0.50570823975470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5254131539957" calcext:value-type="float">
            <text:p>0.3525413153995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829027363324287" calcext:value-type="float">
            <text:p>0.82902736332428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49733224598406" calcext:value-type="float">
            <text:p>0.3497332245984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960967421958392" calcext:value-type="float">
            <text:p>0.00096096742195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377767456599" calcext:value-type="float">
            <text:p>0.23777674565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97279050502033" calcext:value-type="float">
            <text:p>0.79727905050203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17796631643984" calcext:value-type="float">
            <text:p>0.6177966316439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167665608801277" calcext:value-type="float">
            <text:p>-0.1676656088012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310390394278222" calcext:value-type="float">
            <text:p>-0.3103903942782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28865812126323" calcext:value-type="float">
            <text:p>0.7288658121263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299818734888745" calcext:value-type="float">
            <text:p>-0.29981873488874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98009254515988" calcext:value-type="float">
            <text:p>0.19800925451598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434211814223528" calcext:value-type="float">
            <text:p>-0.4342118142235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247714515557" calcext:value-type="float">
            <text:p>-0.2477145155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95940971612319" calcext:value-type="float">
            <text:p>0.9959409716123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09807150227449" calcext:value-type="float">
            <text:p>0.30980715022744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138405786727051" calcext:value-type="float">
            <text:p>-0.1384057867270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75831991165767" calcext:value-type="float">
            <text:p>0.5758319911657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0071012157357" calcext:value-type="float">
            <text:p>0.3007101215735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09926568180988" calcext:value-type="float">
            <text:p>0.90992656818098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754632469990549" calcext:value-type="float">
            <text:p>-0.75463246999054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43200341673587" calcext:value-type="float">
            <text:p>0.2432003416735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366893667193712" calcext:value-type="float">
            <text:p>-0.3668936671937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06915789781121" calcext:value-type="float">
            <text:p>1.069157897811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49450813872579" calcext:value-type="float">
            <text:p>0.6494508138725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746955072507414" calcext:value-type="float">
            <text:p>-0.7469550725074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38381940476586" calcext:value-type="float">
            <text:p>0.5383819404765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69494355978037" calcext:value-type="float">
            <text:p>-0.694943559780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81531268572405" calcext:value-type="float">
            <text:p>0.2815312685724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45181173554479" calcext:value-type="float">
            <text:p>0.3451811735544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391057866548651" calcext:value-type="float">
            <text:p>-0.3910578665486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52691182452072" calcext:value-type="float">
            <text:p>0.2526911824520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839224630313254" calcext:value-type="float">
            <text:p>0.8392246303132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31304463364742" calcext:value-type="float">
            <text:p>0.5313044633647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31231357244324" calcext:value-type="float">
            <text:p>0.4312313572443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555517735867651" calcext:value-type="float">
            <text:p>-0.5555177358676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24273312699128" calcext:value-type="float">
            <text:p>0.5242733126991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09380094114403" calcext:value-type="float">
            <text:p>1.093800941144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.02434028642341" calcext:value-type="float">
            <text:p>-1.0243402864234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927434147815863" calcext:value-type="float">
            <text:p>0.92743414781586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39995961739147" calcext:value-type="float">
            <text:p>0.2399959617391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288219149572621" calcext:value-type="float">
            <text:p>-0.28821914957262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33049593605105" calcext:value-type="float">
            <text:p>0.2330495936051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622880190953861" calcext:value-type="float">
            <text:p>-0.6228801909538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91650412402247" calcext:value-type="float">
            <text:p>0.49165041240224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81702102038198" calcext:value-type="float">
            <text:p>0.3817021020381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166527435070114" calcext:value-type="float">
            <text:p>-0.0166527435070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651828142038306" calcext:value-type="float">
            <text:p>-0.6518281420383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61216415002116" calcext:value-type="float">
            <text:p>0.4612164150021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16585166858836" calcext:value-type="float">
            <text:p>0.11658516685883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392599597570911" calcext:value-type="float">
            <text:p>-0.0392599597570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6872286653482" calcext:value-type="float">
            <text:p>0.368722866534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58997699126542" calcext:value-type="float">
            <text:p>0.4589976991265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689029573217428" calcext:value-type="float">
            <text:p>-0.06890295732174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926162421719972" calcext:value-type="float">
            <text:p>-0.9261624217199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411389350201653" calcext:value-type="float">
            <text:p>0.4113893502016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94160070369113" calcext:value-type="float">
            <text:p>0.0941600703691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53854822451494" calcext:value-type="float">
            <text:p>0.5538548224514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888813302336246" calcext:value-type="float">
            <text:p>-0.8888133023362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114064583473071" calcext:value-type="float">
            <text:p>-0.11406458347307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218137644760562" calcext:value-type="float">
            <text:p>-0.21813764476056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83540232569965" calcext:value-type="float">
            <text:p>0.38354023256996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829647197663942" calcext:value-type="float">
            <text:p>0.82964719766394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998160215906594" calcext:value-type="float">
            <text:p>0.0998160215906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32153777415234" calcext:value-type="float">
            <text:p>1.3215377741523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07638697122356" calcext:value-type="float">
            <text:p>0.60763869712235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2860480242241" calcext:value-type="float">
            <text:p>0.228604802422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491428405142039" calcext:value-type="float">
            <text:p>-0.4914284051420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515118923308595" calcext:value-type="float">
            <text:p>-0.51511892330859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919764732387689" calcext:value-type="float">
            <text:p>0.09197647323876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38379774203477" calcext:value-type="float">
            <text:p>-0.3837977420347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285180448321736" calcext:value-type="float">
            <text:p>0.2851804483217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838003607524836" calcext:value-type="float">
            <text:p>0.8380036075248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43462155205583" calcext:value-type="float">
            <text:p>0.34346215520558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485303714730715" calcext:value-type="float">
            <text:p>-0.4853037147307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719944396704145" calcext:value-type="float">
            <text:p>-0.7199443967041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5159490307818" calcext:value-type="float">
            <text:p>0.6051594903078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52945522467164" calcext:value-type="float">
            <text:p>0.65294552246716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74822950354392" calcext:value-type="float">
            <text:p>0.67482295035439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48623633700415" calcext:value-type="float">
            <text:p>0.3486236337004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23967366783182" calcext:value-type="float">
            <text:p>0.32396736678318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23859926572767" calcext:value-type="float">
            <text:p>0.92385992657276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95653229999305" calcext:value-type="float">
            <text:p>0.5956532299993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511152957503974" calcext:value-type="float">
            <text:p>-0.51115295750397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418533922366114" calcext:value-type="float">
            <text:p>0.4185339223661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23971819021742" calcext:value-type="float">
            <text:p>0.62397181902174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02205627910761" calcext:value-type="float">
            <text:p>1.0220562791076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607632087402627" calcext:value-type="float">
            <text:p>-0.6076320874026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873346684596814" calcext:value-type="float">
            <text:p>0.0873346684596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447514242993614" calcext:value-type="float">
            <text:p>-0.4475142429936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417603977033732" calcext:value-type="float">
            <text:p>-0.4176039770337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8969447636354" calcext:value-type="float">
            <text:p>1.0896944763635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6092326920733" calcext:value-type="float">
            <text:p>0.360923269207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3733757632316" calcext:value-type="float">
            <text:p>1.37337576323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460915378177985" calcext:value-type="float">
            <text:p>0.46091537817798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348846993304846" calcext:value-type="float">
            <text:p>-0.3488469933048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709710342254805" calcext:value-type="float">
            <text:p>0.7097103422548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127315649956495" calcext:value-type="float">
            <text:p>-0.1273156499564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743316037722193" calcext:value-type="float">
            <text:p>0.74331603772219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692025130636997" calcext:value-type="float">
            <text:p>0.0069202513063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875839952314127" calcext:value-type="float">
            <text:p>0.87583995231412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7382673082382" calcext:value-type="float">
            <text:p>1.0738267308238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5979735199079" calcext:value-type="float">
            <text:p>0.359797351990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780728322865855" calcext:value-type="float">
            <text:p>-0.78072832286585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274974577047618" calcext:value-type="float">
            <text:p>-0.2749745770476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192617310356383" calcext:value-type="float">
            <text:p>0.19261731035638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77791890761023" calcext:value-type="float">
            <text:p>0.27779189076102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2887406748809" calcext:value-type="float">
            <text:p>0.228874067488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.10836620361738" calcext:value-type="float">
            <text:p>-1.108366203617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35576950379811" calcext:value-type="float">
            <text:p>0.1355769503798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843138098434201" calcext:value-type="float">
            <text:p>-0.8431380984342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338785221855359" calcext:value-type="float">
            <text:p>-0.33878522185535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064689458301872" calcext:value-type="float">
            <text:p>-0.00646894583018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540755982611747" calcext:value-type="float">
            <text:p>-0.54075598261174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678846584802381" calcext:value-type="float">
            <text:p>-0.67884658480238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541313389933678" calcext:value-type="float">
            <text:p>0.5413133899336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566696417135673" calcext:value-type="float">
            <text:p>-0.56669641713567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507083587162744" calcext:value-type="float">
            <text:p>0.5070835871627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172766345160008" calcext:value-type="float">
            <text:p>-0.1727663451600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454975954051237" calcext:value-type="float">
            <text:p>0.4549759540512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50707997874322" calcext:value-type="float">
            <text:p>0.507079978743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488465852487435" calcext:value-type="float">
            <text:p>-0.48846585248743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8651234875839" calcext:value-type="float">
            <text:p>0.386512348758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452719643591176" calcext:value-type="float">
            <text:p>0.45271964359117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464670208458556" calcext:value-type="float">
            <text:p>0.46467020845855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100260361859683" calcext:value-type="float">
            <text:p>-0.10026036185968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703954408097054" calcext:value-type="float">
            <text:p>-0.0703954408097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412111858913522" calcext:value-type="float">
            <text:p>-0.4121118589135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26052952831813" calcext:value-type="float">
            <text:p>0.260529528318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456580245396296" calcext:value-type="float">
            <text:p>0.45658024539629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269068684245697" calcext:value-type="float">
            <text:p>0.26906868424569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203443980399685" calcext:value-type="float">
            <text:p>0.02034439803996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11480168509838" calcext:value-type="float">
            <text:p>-0.1148016850983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00941918218024584" calcext:value-type="float">
            <text:p>-0.00941918218024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578631731552874" calcext:value-type="float">
            <text:p>0.05786317315528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133732609566622" calcext:value-type="float">
            <text:p>-0.1337326095666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990574925706449" calcext:value-type="float">
            <text:p>-0.09905749257064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46463599777297" calcext:value-type="float">
            <text:p>0.34646359977729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314930932430117" calcext:value-type="float">
            <text:p>-0.3149309324301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08092972289944" calcext:value-type="float">
            <text:p>1.0809297228994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.1953081044809" calcext:value-type="float">
            <text:p>-1.195308104480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14718508465847" calcext:value-type="float">
            <text:p>0.6147185084658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92994828749462" calcext:value-type="float">
            <text:p>-0.9299482874946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582018263192235" calcext:value-type="float">
            <text:p>0.58201826319223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875457334809597" calcext:value-type="float">
            <text:p>-0.87545733480959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.11111861868976" calcext:value-type="float">
            <text:p>-1.1111186186897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36454644678116" calcext:value-type="float">
            <text:p>0.1364546446781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829332792822488" calcext:value-type="float">
            <text:p>0.8293327928224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111621456421465" calcext:value-type="float">
            <text:p>-0.1116214564214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437802099737217" calcext:value-type="float">
            <text:p>-0.4378020997372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76693363425206" calcext:value-type="float">
            <text:p>-0.766933634252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236532971470096" calcext:value-type="float">
            <text:p>0.2365329714700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567516232120002" calcext:value-type="float">
            <text:p>0.56751623212000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12037756682528" calcext:value-type="float">
            <text:p>1.120377566825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.08446294167021" calcext:value-type="float">
            <text:p>-1.084462941670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323096605345125" calcext:value-type="float">
            <text:p>0.3230966053451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952716316210837" calcext:value-type="float">
            <text:p>-0.95271631621083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00154566438224291" calcext:value-type="float">
            <text:p>-0.0015456643822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12104679541281" calcext:value-type="float">
            <text:p>0.21210467954128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42116245428207" calcext:value-type="float">
            <text:p>-0.4211624542820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24484922518084" calcext:value-type="float">
            <text:p>0.32448492251808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33341947854671" calcext:value-type="float">
            <text:p>1.3334194785467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45913462102005" calcext:value-type="float">
            <text:p>0.24591346210200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.12512666207839" calcext:value-type="float">
            <text:p>-1.125126662078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534183975505446" calcext:value-type="float">
            <text:p>-0.53418397550544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00835437260764205" calcext:value-type="float">
            <text:p>-0.00835437260764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29307309259597" calcext:value-type="float">
            <text:p>0.72930730925959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16726724974202" calcext:value-type="float">
            <text:p>0.1167267249742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75656399682865" calcext:value-type="float">
            <text:p>0.37565639968286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359682779286027" calcext:value-type="float">
            <text:p>-0.3596827792860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57352957739426" calcext:value-type="float">
            <text:p>0.6573529577394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488474646931212" calcext:value-type="float">
            <text:p>0.4884746469312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69934622131559" calcext:value-type="float">
            <text:p>-0.699346221315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513832879655794" calcext:value-type="float">
            <text:p>-0.51383287965579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126370007209837" calcext:value-type="float">
            <text:p>-0.12637000720983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233191623699902" calcext:value-type="float">
            <text:p>0.0233191623699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.04978225659222" calcext:value-type="float">
            <text:p>-1.0497822565922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78649688731614" calcext:value-type="float">
            <text:p>0.17864968873161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189147490378215" calcext:value-type="float">
            <text:p>-0.1891474903782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73750597799764" calcext:value-type="float">
            <text:p>0.2737505977997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767760743965037" calcext:value-type="float">
            <text:p>-0.76776074396503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48743243606083" calcext:value-type="float">
            <text:p>0.14874324360608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492273486403209" calcext:value-type="float">
            <text:p>-0.4922734864032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15253841782189" calcext:value-type="float">
            <text:p>0.31525384178218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04400113053764" calcext:value-type="float">
            <text:p>0.10440011305376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0286043447529465" calcext:value-type="float">
            <text:p>-0.02860434475294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49861603705304" calcext:value-type="float">
            <text:p>0.14986160370530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589631036138849" calcext:value-type="float">
            <text:p>0.58963103613884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493444872628348" calcext:value-type="float">
            <text:p>0.4934448726283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745533617091231" calcext:value-type="float">
            <text:p>-0.7455336170912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239562330548679" calcext:value-type="float">
            <text:p>0.23956233054867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671185232426422" calcext:value-type="float">
            <text:p>-0.67118523242642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725961594113379" calcext:value-type="float">
            <text:p>0.72596159411337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733754510691551" calcext:value-type="float">
            <text:p>-0.07337545106915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.03787369932645" calcext:value-type="float">
            <text:p>-1.0378736993264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931368866613" calcext:value-type="float">
            <text:p>0.393136886661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649477905804751" calcext:value-type="float">
            <text:p>-0.64947790580475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878362758869845" calcext:value-type="float">
            <text:p>0.8783627588698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16640051594984" calcext:value-type="float">
            <text:p>0.61664005159498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252105059809129" calcext:value-type="float">
            <text:p>0.25210505980912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513028308507948" calcext:value-type="float">
            <text:p>-0.51302830850794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.14787403992904" calcext:value-type="float">
            <text:p>-1.1478740399290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751235971410744" calcext:value-type="float">
            <text:p>-0.7512359714107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57813699067373" calcext:value-type="float">
            <text:p>1.5781369906737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160102740727375" calcext:value-type="float">
            <text:p>-0.16010274072737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306080168867034" calcext:value-type="float">
            <text:p>-0.30608016886703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0131886469894087" calcext:value-type="float">
            <text:p>-0.01318864698940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479121531544283" calcext:value-type="float">
            <text:p>0.4791215315442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1127351995853" calcext:value-type="float">
            <text:p>0.3112735199585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84448420046328" calcext:value-type="float">
            <text:p>0.78444842004632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5976159671032" calcext:value-type="float">
            <text:p>-0.597615967103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27332245658724" calcext:value-type="float">
            <text:p>1.2733224565872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173283455389062" calcext:value-type="float">
            <text:p>-0.17328345538906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432506025922201" calcext:value-type="float">
            <text:p>0.43250602592220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86058684672466" calcext:value-type="float">
            <text:p>0.8605868467246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613038490731282" calcext:value-type="float">
            <text:p>-0.6130384907312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85186876131378" calcext:value-type="float">
            <text:p>0.68518687613137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973640220679066" calcext:value-type="float">
            <text:p>-0.9736402206790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824247705349575" calcext:value-type="float">
            <text:p>0.82424770534957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179059683940202" calcext:value-type="float">
            <text:p>-0.17905968394020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164775721142225" calcext:value-type="float">
            <text:p>-0.1647757211422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32081643816757" calcext:value-type="float">
            <text:p>0.73208164381675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59625992345557" calcext:value-type="float">
            <text:p>0.35962599234555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445420664857627" calcext:value-type="float">
            <text:p>0.4454206648576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.28858071708333" calcext:value-type="float">
            <text:p>-1.2885807170833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939025910817401" calcext:value-type="float">
            <text:p>0.93902591081740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04978801716161" calcext:value-type="float">
            <text:p>0.10497880171616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931289503857659" calcext:value-type="float">
            <text:p>-0.93128950385765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88541930644546" calcext:value-type="float">
            <text:p>0.3885419306445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802131531457445" calcext:value-type="float">
            <text:p>0.80213153145744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450686806906816" calcext:value-type="float">
            <text:p>0.4506868069068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771216251953057" calcext:value-type="float">
            <text:p>-0.7712162519530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16007121844337" calcext:value-type="float">
            <text:p>1.1600712184433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16713389905894" calcext:value-type="float">
            <text:p>-0.1671338990589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273631121422098" calcext:value-type="float">
            <text:p>-0.27363112142209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227264835548739" calcext:value-type="float">
            <text:p>-0.22726483554873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.06295772266444" calcext:value-type="float">
            <text:p>-1.0629577226644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62598780750705" calcext:value-type="float">
            <text:p>0.6625987807507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16289521900843" calcext:value-type="float">
            <text:p>1.162895219008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354873361060446" calcext:value-type="float">
            <text:p>-0.35487336106044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185418907963366" calcext:value-type="float">
            <text:p>-0.18541890796336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0857684459363776" calcext:value-type="float">
            <text:p>-0.08576844593637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415564566402206" calcext:value-type="float">
            <text:p>0.41556456640220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525650587810721" calcext:value-type="float">
            <text:p>-0.52565058781072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741438153125678" calcext:value-type="float">
            <text:p>-0.74143815312567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835379989429934" calcext:value-type="float">
            <text:p>-0.83537998942993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881349057070451" calcext:value-type="float">
            <text:p>-0.88134905707045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18543705614448" calcext:value-type="float">
            <text:p>0.61854370561444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97674921332322" calcext:value-type="float">
            <text:p>0.1976749213323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38687553475839" calcext:value-type="float">
            <text:p>0.63868755347583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844049805079737" calcext:value-type="float">
            <text:p>0.84404980507973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518777437990103" calcext:value-type="float">
            <text:p>-0.51877743799010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.4334636101586" calcext:value-type="float">
            <text:p>-1.433463610158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784741316990563" calcext:value-type="float">
            <text:p>0.78474131699056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177432266799817" calcext:value-type="float">
            <text:p>0.17743226679981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736878902547344" calcext:value-type="float">
            <text:p>-0.73687890254734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.07812131903466" calcext:value-type="float">
            <text:p>-1.078121319034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278578201529901" calcext:value-type="float">
            <text:p>0.2785782015299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686713154820625" calcext:value-type="float">
            <text:p>-0.6867131548206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37843562988323" calcext:value-type="float">
            <text:p>1.378435629883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949712847151489" calcext:value-type="float">
            <text:p>0.94971284715148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779282441964198" calcext:value-type="float">
            <text:p>0.77928244196419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50479828666148" calcext:value-type="float">
            <text:p>1.504798286661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17427525153286" calcext:value-type="float">
            <text:p>0.11742752515328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438220972956795" calcext:value-type="float">
            <text:p>0.43822097295679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75694920187868" calcext:value-type="float">
            <text:p>0.37569492018786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54719802599739" calcext:value-type="float">
            <text:p>0.55471980259973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60442133644193" calcext:value-type="float">
            <text:p>1.6044213364419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18293790263072" calcext:value-type="float">
            <text:p>0.11829379026307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12893804870243" calcext:value-type="float">
            <text:p>1.128938048702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0.852710839202394" calcext:value-type="float">
            <text:p>-0.85271083920239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158759998769344" calcext:value-type="float">
            <text:p>-0.15875999876934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271413169187024" calcext:value-type="float">
            <text:p>0.2714131691870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530086816305795" calcext:value-type="float">
            <text:p>-0.53008681630579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251895986521338" calcext:value-type="float">
            <text:p>-0.25189598652133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560515843568405" calcext:value-type="float">
            <text:p>0.05605158435684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80202462707997" calcext:value-type="float">
            <text:p>0.68020246270799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96634812962458" calcext:value-type="float">
            <text:p>0.69663481296245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0.806553100617811" calcext:value-type="float">
            <text:p>-0.8065531006178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593150657233589" calcext:value-type="float">
            <text:p>0.59315065723358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0.191544333522107" calcext:value-type="float">
            <text:p>-0.19154433352210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380943241556486" calcext:value-type="float">
            <text:p>0.38094324155648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931485764484541" calcext:value-type="float">
            <text:p>0.09314857644845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.03810361262421" calcext:value-type="float">
            <text:p>-1.038103612624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768705924615626" calcext:value-type="float">
            <text:p>0.7687059246156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465308302132513" calcext:value-type="float">
            <text:p>0.4653083021325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0.255018806119174" calcext:value-type="float">
            <text:p>-0.25501880611917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486366272093842" calcext:value-type="float">
            <text:p>0.48636627209384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0.381309396892143" calcext:value-type="float">
            <text:p>-0.38130939689214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429900722230582" calcext:value-type="float">
            <text:p>0.42990072223058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85631500717474" calcext:value-type="float">
            <text:p>0.68563150071747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461046017824951" calcext:value-type="float">
            <text:p>0.46104601782495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0.239197636802502" calcext:value-type="float">
            <text:p>-0.23919763680250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.02157300477056" calcext:value-type="float">
            <text:p>-1.0215730047705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00345532391827" calcext:value-type="float">
            <text:p>0.80034553239182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91944619246018" calcext:value-type="float">
            <text:p>0.691944619246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.38721620885648" calcext:value-type="float">
            <text:p>-1.387216208856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.31268067950972" calcext:value-type="float">
            <text:p>-1.3126806795097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0.229972153899559" calcext:value-type="float">
            <text:p>-0.22997215389955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286758882606231" calcext:value-type="float">
            <text:p>0.02867588826062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0.482277812281178" calcext:value-type="float">
            <text:p>-0.48227781228117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0.555443753914391" calcext:value-type="float">
            <text:p>-0.55544375391439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690881041522606" calcext:value-type="float">
            <text:p>0.06908810415226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249643502405051" calcext:value-type="float">
            <text:p>0.24964350240505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546974252432615" calcext:value-type="float">
            <text:p>0.5469742524326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763722068996533" calcext:value-type="float">
            <text:p>0.76372206899653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24050876253882" calcext:value-type="float">
            <text:p>0.02405087625388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52229544821487" calcext:value-type="float">
            <text:p>0.65222954482148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0.120846003677443" calcext:value-type="float">
            <text:p>-0.12084600367744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0.155690306395944" calcext:value-type="float">
            <text:p>-0.15569030639594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26350155691072" calcext:value-type="float">
            <text:p>1.2635015569107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02722892242256" calcext:value-type="float">
            <text:p>1.0272289224225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11669406456443" calcext:value-type="float">
            <text:p>0.1166940645644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397710332070647" calcext:value-type="float">
            <text:p>0.39771033207064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107351627946418" calcext:value-type="float">
            <text:p>0.1073516279464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0149123183050033" calcext:value-type="float">
            <text:p>-0.0149123183050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445951154973295" calcext:value-type="float">
            <text:p>-0.44595115497329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306260220871765" calcext:value-type="float">
            <text:p>0.30626022087176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455862421251703" calcext:value-type="float">
            <text:p>0.45586242125170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414169279191188" calcext:value-type="float">
            <text:p>-0.41416927919118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233083009840252" calcext:value-type="float">
            <text:p>-0.23308300984025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733429793636271" calcext:value-type="float">
            <text:p>0.73342979363627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742466148799015" calcext:value-type="float">
            <text:p>0.07424661487990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07438206584809" calcext:value-type="float">
            <text:p>0.10743820658480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0.333941660615934" calcext:value-type="float">
            <text:p>-0.33394166061593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143356134031409" calcext:value-type="float">
            <text:p>-0.14335613403140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292020955758219" calcext:value-type="float">
            <text:p>0.02920209557582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0.394060597422086" calcext:value-type="float">
            <text:p>-0.39406059742208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301668061051564" calcext:value-type="float">
            <text:p>0.30166806105156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87393698598537" calcext:value-type="float">
            <text:p>0.68739369859853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0.0114733611365132" calcext:value-type="float">
            <text:p>-0.0114733611365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0.436200394932778" calcext:value-type="float">
            <text:p>-0.43620039493277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436062759540635" calcext:value-type="float">
            <text:p>-0.4360627595406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569919383433263" calcext:value-type="float">
            <text:p>0.56991938343326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803527019240377" calcext:value-type="float">
            <text:p>0.80352701924037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313212825624404" calcext:value-type="float">
            <text:p>0.31321282562440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569656153963462" calcext:value-type="float">
            <text:p>0.56965615396346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331809255376145" calcext:value-type="float">
            <text:p>0.3318092553761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.22358286585675" calcext:value-type="float">
            <text:p>-1.2235828658567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759768226998727" calcext:value-type="float">
            <text:p>-0.07597682269987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0.533641917809029" calcext:value-type="float">
            <text:p>-0.53364191780902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0.679481093873882" calcext:value-type="float">
            <text:p>-0.67948109387388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0.229778886518025" calcext:value-type="float">
            <text:p>-0.22977888651802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0.0250386254168526" calcext:value-type="float">
            <text:p>-0.02503862541685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388224655273654" calcext:value-type="float">
            <text:p>0.38822465527365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03526797794441" calcext:value-type="float">
            <text:p>1.0352679779444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0.382114273539627" calcext:value-type="float">
            <text:p>-0.3821142735396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985950724823015" calcext:value-type="float">
            <text:p>0.009859507248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.04572618959061" calcext:value-type="float">
            <text:p>-1.0457261895906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18577433448806" calcext:value-type="float">
            <text:p>0.61857743344880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0.571060199129749" calcext:value-type="float">
            <text:p>-0.57106019912974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532456060651154" calcext:value-type="float">
            <text:p>0.00532456060651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8251383448445" calcext:value-type="float">
            <text:p>1.1825138344844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53006197290361" calcext:value-type="float">
            <text:p>0.55300619729036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8512601937551" calcext:value-type="float">
            <text:p>0.1851260193755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363465598928973" calcext:value-type="float">
            <text:p>0.36346559892897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0.446280252556702" calcext:value-type="float">
            <text:p>-0.44628025255670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94647756694709" calcext:value-type="float">
            <text:p>0.6946477566947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94626503016742" calcext:value-type="float">
            <text:p>0.89462650301674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260677320289854" calcext:value-type="float">
            <text:p>0.26067732028985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431119238536402" calcext:value-type="float">
            <text:p>0.4311192385364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0.314302455685672" calcext:value-type="float">
            <text:p>-0.31430245568567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463628690020294" calcext:value-type="float">
            <text:p>0.4636286900202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111934819880961" calcext:value-type="float">
            <text:p>0.11193481988096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.31451548374901" calcext:value-type="float">
            <text:p>-1.3145154837490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0.124890777979508" calcext:value-type="float">
            <text:p>-0.1248907779795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885760835297707" calcext:value-type="float">
            <text:p>0.88576083529770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0.315263325367525" calcext:value-type="float">
            <text:p>-0.31526332536752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570362246085458" calcext:value-type="float">
            <text:p>0.57036224608545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0.0801652986802184" calcext:value-type="float">
            <text:p>-0.0801652986802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178624868373489" calcext:value-type="float">
            <text:p>0.17862486837348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611665176601929" calcext:value-type="float">
            <text:p>-0.61166517660192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539962860256267" calcext:value-type="float">
            <text:p>0.53996286025626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749928076515046" calcext:value-type="float">
            <text:p>0.74992807651504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157645648344751" calcext:value-type="float">
            <text:p>0.15764564834475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.06601450074232" calcext:value-type="float">
            <text:p>-1.0660145007423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790407122467218" calcext:value-type="float">
            <text:p>0.7904071224672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21849876797084" calcext:value-type="float">
            <text:p>0.62184987679708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230175561069155" calcext:value-type="float">
            <text:p>0.23017556106915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38965195497021" calcext:value-type="float">
            <text:p>0.7389651954970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784913407020917" calcext:value-type="float">
            <text:p>0.07849134070209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170939730750544" calcext:value-type="float">
            <text:p>-0.17093973075054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.34114510615297" calcext:value-type="float">
            <text:p>-1.3411451061529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482654217161661" calcext:value-type="float">
            <text:p>0.48265421716166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265386539553744" calcext:value-type="float">
            <text:p>0.26538653955374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386601166355161" calcext:value-type="float">
            <text:p>0.38660116635516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0.0333402635510203" calcext:value-type="float">
            <text:p>-0.0333402635510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268585842567148" calcext:value-type="float">
            <text:p>0.26858584256714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18571985022286" calcext:value-type="float">
            <text:p>1.1857198502228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0.221504585347527" calcext:value-type="float">
            <text:p>-0.2215045853475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94856765130383" calcext:value-type="float">
            <text:p>0.9485676513038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0.487528332285374" calcext:value-type="float">
            <text:p>-0.48752833228537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475195489475078" calcext:value-type="float">
            <text:p>0.47519548947507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475703781306832" calcext:value-type="float">
            <text:p>0.47570378130683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0.0349691205804301" calcext:value-type="float">
            <text:p>-0.0349691205804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0.804389122292229" calcext:value-type="float">
            <text:p>-0.80438912229222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528677227491496" calcext:value-type="float">
            <text:p>0.52867722749149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22689336825538" calcext:value-type="float">
            <text:p>1.226893368255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939742828001104" calcext:value-type="float">
            <text:p>0.93974282800110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107759730835774" calcext:value-type="float">
            <text:p>0.10775973083577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96139262554186" calcext:value-type="float">
            <text:p>0.69613926255418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561478966117563" calcext:value-type="float">
            <text:p>0.56147896611756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218214233169494" calcext:value-type="float">
            <text:p>0.21821423316949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288750975736237" calcext:value-type="float">
            <text:p>0.2887509757362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426339809506834" calcext:value-type="float">
            <text:p>0.42633980950683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892768151551347" calcext:value-type="float">
            <text:p>0.89276815155134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883798789957747" calcext:value-type="float">
            <text:p>0.88379878995774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0.282880188087583" calcext:value-type="float">
            <text:p>-0.28288018808758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343608227035251" calcext:value-type="float">
            <text:p>0.34360822703525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712769828559485" calcext:value-type="float">
            <text:p>0.71276982855948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692016669892108" calcext:value-type="float">
            <text:p>0.06920166698921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259529577923656" calcext:value-type="float">
            <text:p>0.25952957792365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701011946939876" calcext:value-type="float">
            <text:p>0.07010119469398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0.828868561167253" calcext:value-type="float">
            <text:p>-0.82886856116725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0.192979228989036" calcext:value-type="float">
            <text:p>-0.19297922898903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774021536034359" calcext:value-type="float">
            <text:p>0.07740215360343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10475618532768" calcext:value-type="float">
            <text:p>1.1047561853276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539863664982729" calcext:value-type="float">
            <text:p>0.53986366498272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0.087405753674062" calcext:value-type="float">
            <text:p>-0.0874057536740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37229007368126" calcext:value-type="float">
            <text:p>0.3722900736812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433881918668802" calcext:value-type="float">
            <text:p>0.43388191866880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0.218662944854094" calcext:value-type="float">
            <text:p>-0.21866294485409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68437099281719" calcext:value-type="float">
            <text:p>0.16843709928171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394063521998824" calcext:value-type="float">
            <text:p>0.39406352199882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552882130295909" calcext:value-type="float">
            <text:p>0.55288213029590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.05866721551644" calcext:value-type="float">
            <text:p>-1.0586672155164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0.166703496057621" calcext:value-type="float">
            <text:p>-0.16670349605762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0.0607400364027826" calcext:value-type="float">
            <text:p>-0.06074003640278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753499196992425" calcext:value-type="float">
            <text:p>0.7534991969924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301802733307193" calcext:value-type="float">
            <text:p>0.30180273330719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0.652655922904677" calcext:value-type="float">
            <text:p>-0.65265592290467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756166427883573" calcext:value-type="float">
            <text:p>0.7561664278835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23422091213274" calcext:value-type="float">
            <text:p>0.62342209121327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23385457792446" calcext:value-type="float">
            <text:p>0.62338545779244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274553877579621" calcext:value-type="float">
            <text:p>0.27455387757962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491550543559639" calcext:value-type="float">
            <text:p>0.49155054355963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160463732654291" calcext:value-type="float">
            <text:p>0.16046373265429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23245052211" calcext:value-type="float">
            <text:p>1.47232450522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297387663704688" calcext:value-type="float">
            <text:p>0.29738766370468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17405357129502" calcext:value-type="float">
            <text:p>0.1740535712950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47702194428403" calcext:value-type="float">
            <text:p>0.4770219442840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1755568349878" calcext:value-type="float">
            <text:p>0.66175556834987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591146684280552" calcext:value-type="float">
            <text:p>0.59114668428055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217058271350515" calcext:value-type="float">
            <text:p>0.2170582713505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152417312425835" calcext:value-type="float">
            <text:p>0.15241731242583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365968681636938" calcext:value-type="float">
            <text:p>0.36596868163693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100020967558034" calcext:value-type="float">
            <text:p>0.10002096755803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1062243821633" calcext:value-type="float">
            <text:p>0.9106224382163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783680589933645" calcext:value-type="float">
            <text:p>0.78368058993364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914857034278385" calcext:value-type="float">
            <text:p>0.91485703427838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293895276949968" calcext:value-type="float">
            <text:p>0.29389527694996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0.135847582120953" calcext:value-type="float">
            <text:p>-0.13584758212095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0.0511424515648784" calcext:value-type="float">
            <text:p>-0.05114245156487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817071088947297" calcext:value-type="float">
            <text:p>0.8170710889472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442656095889516" calcext:value-type="float">
            <text:p>0.4426560958895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553804375033847" calcext:value-type="float">
            <text:p>0.55380437503384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.10778398980245" calcext:value-type="float">
            <text:p>-1.1077839898024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0.0737536403197597" calcext:value-type="float">
            <text:p>-0.073753640319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0.0300414002719542" calcext:value-type="float">
            <text:p>-0.03004140027195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236441480725219" calcext:value-type="float">
            <text:p>0.23644148072521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179406324143172" calcext:value-type="float">
            <text:p>0.17940632414317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0.598165467302969" calcext:value-type="float">
            <text:p>-0.59816546730296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0.356433170565769" calcext:value-type="float">
            <text:p>-0.35643317056576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879484290494484" calcext:value-type="float">
            <text:p>0.87948429049448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169900872068283" calcext:value-type="float">
            <text:p>0.16990087206828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307716662938116" calcext:value-type="float">
            <text:p>0.03077166629381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0.450852094603123" calcext:value-type="float">
            <text:p>-0.4508520946031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0.962927417573342" calcext:value-type="float">
            <text:p>-0.96292741757334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0.130194391285384" calcext:value-type="float">
            <text:p>-0.13019439128538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0.50386033582932" calcext:value-type="float">
            <text:p>-0.5038603358293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90904775911953" calcext:value-type="float">
            <text:p>0.69090477591195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0.533601739009118" calcext:value-type="float">
            <text:p>-0.5336017390091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593288465331222" calcext:value-type="float">
            <text:p>0.59328846533122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0.0102309651717662" calcext:value-type="float">
            <text:p>-0.01023096517176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473969363781978" calcext:value-type="float">
            <text:p>0.47396936378197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.01495985112398" calcext:value-type="float">
            <text:p>-1.0149598511239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774701191230073" calcext:value-type="float">
            <text:p>0.77470119123007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.41405378621883" calcext:value-type="float">
            <text:p>-1.4140537862188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0.321779188786948" calcext:value-type="float">
            <text:p>-0.32177918878694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917533313637923" calcext:value-type="float">
            <text:p>0.91753331363792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143475633866782" calcext:value-type="float">
            <text:p>0.14347563386678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717172580097594" calcext:value-type="float">
            <text:p>0.71717258009759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0.101477122691411" calcext:value-type="float">
            <text:p>-0.1014771226914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0.0221629733550157" calcext:value-type="float">
            <text:p>-0.0221629733550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1.08164729683635" calcext:value-type="float">
            <text:p>-1.0816472968363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905195267737898" calcext:value-type="float">
            <text:p>0.90519526773789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714978472340576" calcext:value-type="float">
            <text:p>0.71497847234057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0.855152138730199" calcext:value-type="float">
            <text:p>-0.85515213873019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388496399501515" calcext:value-type="float">
            <text:p>0.3884963995015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36409349196953" calcext:value-type="float">
            <text:p>1.3640934919695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0.411282687447558" calcext:value-type="float">
            <text:p>-0.41128268744755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376304913602127" calcext:value-type="float">
            <text:p>0.37630491360212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896380968275512" calcext:value-type="float">
            <text:p>0.89638096827551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0.77559319712088" calcext:value-type="float">
            <text:p>-0.7755931971208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07527649490417" calcext:value-type="float">
            <text:p>1.0752764949041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182104268056427" calcext:value-type="float">
            <text:p>0.00182104268056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0.22704784291074" calcext:value-type="float">
            <text:p>-0.2270478429107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948499000409291" calcext:value-type="float">
            <text:p>0.0948499000409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486424551035052" calcext:value-type="float">
            <text:p>0.04864245510350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0.132905090124198" calcext:value-type="float">
            <text:p>-0.13290509012419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217278403099275" calcext:value-type="float">
            <text:p>0.21727840309927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.31870822894377" calcext:value-type="float">
            <text:p>-1.3187082289437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438841488116965" calcext:value-type="float">
            <text:p>0.43884148811696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764968512582854" calcext:value-type="float">
            <text:p>0.76496851258285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0.991090848780495" calcext:value-type="float">
            <text:p>-0.99109084878049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848300832113157" calcext:value-type="float">
            <text:p>0.84830083211315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0.84520421908438" calcext:value-type="float">
            <text:p>-0.8452042190843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67140050433006" calcext:value-type="float">
            <text:p>0.0671400504330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21134968921547" calcext:value-type="float">
            <text:p>0.1211349689215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413414894783164" calcext:value-type="float">
            <text:p>0.41341489478316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434133224922817" calcext:value-type="float">
            <text:p>0.04341332249228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0.553238384394816" calcext:value-type="float">
            <text:p>-0.5532383843948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.25491971105633" calcext:value-type="float">
            <text:p>-1.254919711056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0.228875596723401" calcext:value-type="float">
            <text:p>-0.22887559672340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837969747219591" calcext:value-type="float">
            <text:p>0.83796974721959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14360099531459" calcext:value-type="float">
            <text:p>0.9143600995314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0.709034541655747" calcext:value-type="float">
            <text:p>-0.70903454165574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57585319526021" calcext:value-type="float">
            <text:p>0.575853195260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0.102238261147681" calcext:value-type="float">
            <text:p>-0.10223826114768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92082650830852" calcext:value-type="float">
            <text:p>0.69208265083085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58774377250654" calcext:value-type="float">
            <text:p>0.65877437725065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0.101112051064536" calcext:value-type="float">
            <text:p>-0.10111205106453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0.265469875541717" calcext:value-type="float">
            <text:p>-0.26546987554171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33740342701662" calcext:value-type="float">
            <text:p>0.3374034270166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0.68805669402198" calcext:value-type="float">
            <text:p>-0.6880566940219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0.836624273691693" calcext:value-type="float">
            <text:p>-0.83662427369169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30313669304973" calcext:value-type="float">
            <text:p>0.03031366930497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445523266523623" calcext:value-type="float">
            <text:p>0.44552326652362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0.000780337253995178" calcext:value-type="float">
            <text:p>-0.00078033725399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.20461594993401" calcext:value-type="float">
            <text:p>-1.2046159499340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464024199473721" calcext:value-type="float">
            <text:p>0.4640241994737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572906948780813" calcext:value-type="float">
            <text:p>0.57290694878081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794164419260022" calcext:value-type="float">
            <text:p>0.7941644192600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0.0225325777332379" calcext:value-type="float">
            <text:p>-0.02253257773323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0.820163909686673" calcext:value-type="float">
            <text:p>-0.82016390968667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0.947151222194413" calcext:value-type="float">
            <text:p>-0.94715122219441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1.0354404326711" calcext:value-type="float">
            <text:p>-1.03544043267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0.915518050499676" calcext:value-type="float">
            <text:p>-0.91551805049967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14361238868548" calcext:value-type="float">
            <text:p>1.1436123886854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134567692508397" calcext:value-type="float">
            <text:p>0.13456769250839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187669533692331" calcext:value-type="float">
            <text:p>0.18766953369233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248165744657411" calcext:value-type="float">
            <text:p>0.24816574465741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0.0691019633926472" calcext:value-type="float">
            <text:p>-0.06910196339264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839897990029574" calcext:value-type="float">
            <text:p>0.08398979900295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958182791418429" calcext:value-type="float">
            <text:p>0.09581827914184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0.188313880807608" calcext:value-type="float">
            <text:p>-0.18831388080760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0.0060127576233866" calcext:value-type="float">
            <text:p>-0.00601275762338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0.0799613964282002" calcext:value-type="float">
            <text:p>-0.079961396428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0.474277242402851" calcext:value-type="float">
            <text:p>-0.47427724240285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33560320364537" calcext:value-type="float">
            <text:p>0.3356032036453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0.900428405550972" calcext:value-type="float">
            <text:p>-0.90042840555097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391413540736355" calcext:value-type="float">
            <text:p>0.39141354073635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889254854203372" calcext:value-type="float">
            <text:p>0.88925485420337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0.876940067822205" calcext:value-type="float">
            <text:p>-0.87694006782220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0.730704469048251" calcext:value-type="float">
            <text:p>-0.73070446904825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712301331436189" calcext:value-type="float">
            <text:p>0.71230133143618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314661659292855" calcext:value-type="float">
            <text:p>0.31466165929285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890039451224613" calcext:value-type="float">
            <text:p>0.8900394512246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71781172776454" calcext:value-type="float">
            <text:p>0.37178117277645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0.626997073528094" calcext:value-type="float">
            <text:p>-0.62699707352809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408605150538014" calcext:value-type="float">
            <text:p>0.4086051505380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181361919364804" calcext:value-type="float">
            <text:p>0.18136191936480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593045867205999" calcext:value-type="float">
            <text:p>0.059304586720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107910545559858" calcext:value-type="float">
            <text:p>0.10791054555985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85094043893715" calcext:value-type="float">
            <text:p>0.6850940438937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926262090393282" calcext:value-type="float">
            <text:p>0.92626209039328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592618455626934" calcext:value-type="float">
            <text:p>0.05926184556269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0.0759183959838533" calcext:value-type="float">
            <text:p>-0.07591839598385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28527667037279" calcext:value-type="float">
            <text:p>0.2852766703727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35986350306534" calcext:value-type="float">
            <text:p>0.63598635030653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13185182435919" calcext:value-type="float">
            <text:p>1.1318518243591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.04555288482878" calcext:value-type="float">
            <text:p>-1.0455528848287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428346302699663" calcext:value-type="float">
            <text:p>0.42834630269966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0.7768249979008" calcext:value-type="float">
            <text:p>-0.776824997900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0.28373016160444" calcext:value-type="float">
            <text:p>-0.2837301616044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44376388061754" calcext:value-type="float">
            <text:p>0.64437638806175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119907584700656" calcext:value-type="float">
            <text:p>0.11990758470065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731455043517294" calcext:value-type="float">
            <text:p>0.73145504351729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0.152086391780208" calcext:value-type="float">
            <text:p>-0.15208639178020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0.720002971132784" calcext:value-type="float">
            <text:p>-0.72000297113278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0.874950610270051" calcext:value-type="float">
            <text:p>-0.87495061027005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0.80779173510396" calcext:value-type="float">
            <text:p>-0.8077917351039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.07943720098531" calcext:value-type="float">
            <text:p>-1.0794372009853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0.519741854107458" calcext:value-type="float">
            <text:p>-0.51974185410745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267215867080644" calcext:value-type="float">
            <text:p>0.26721586708064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391629966295528" calcext:value-type="float">
            <text:p>0.03916299662955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39024988802064" calcext:value-type="float">
            <text:p>0.3902498880206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163713052169254" calcext:value-type="float">
            <text:p>0.16371305216925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416002184406163" calcext:value-type="float">
            <text:p>0.41600218440616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0.132390865245333" calcext:value-type="float">
            <text:p>-0.1323908652453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514574544742099" calcext:value-type="float">
            <text:p>0.51457454474209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333250745897867" calcext:value-type="float">
            <text:p>0.33325074589786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153866923154308" calcext:value-type="float">
            <text:p>0.15386692315430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143576062995251" calcext:value-type="float">
            <text:p>0.14357606299525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04300189484955" calcext:value-type="float">
            <text:p>1.0430018948495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312757630504577" calcext:value-type="float">
            <text:p>0.31275763050457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0.0814423328659187" calcext:value-type="float">
            <text:p>-0.08144233286591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0.00536944848812815" calcext:value-type="float">
            <text:p>-0.00536944848812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413855042083023" calcext:value-type="float">
            <text:p>0.41385504208302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373993665630257" calcext:value-type="float">
            <text:p>0.37399366563025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17677497967209" calcext:value-type="float">
            <text:p>0.1767749796720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0.517700338169687" calcext:value-type="float">
            <text:p>-0.51770033816968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0.237910486232327" calcext:value-type="float">
            <text:p>-0.23791048623232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266666633778154" calcext:value-type="float">
            <text:p>0.2666666337781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485897361289634" calcext:value-type="float">
            <text:p>0.4858973612896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419063476922228" calcext:value-type="float">
            <text:p>0.41906347692222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839224510216997" calcext:value-type="float">
            <text:p>0.83922451021699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0.860202084050208" calcext:value-type="float">
            <text:p>-0.8602020840502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52282408952405" calcext:value-type="float">
            <text:p>0.5228240895240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761279988087739" calcext:value-type="float">
            <text:p>0.76127998808773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0.23660043321564" calcext:value-type="float">
            <text:p>-0.2366004332156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498494329760947" calcext:value-type="float">
            <text:p>0.49849432976094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.03198498420724" calcext:value-type="float">
            <text:p>-1.0319849842072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44793235614531" calcext:value-type="float">
            <text:p>0.4479323561453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62880575904207" calcext:value-type="float">
            <text:p>0.66288057590420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0.715284282793152" calcext:value-type="float">
            <text:p>-0.71528428279315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50405266240385" calcext:value-type="float">
            <text:p>0.5040526624038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703966374266558" calcext:value-type="float">
            <text:p>0.70396637426655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15293691213053" calcext:value-type="float">
            <text:p>0.1529369121305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45352189641164" calcext:value-type="float">
            <text:p>0.4535218964116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0.371705645611449" calcext:value-type="float">
            <text:p>-0.37170564561144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0.50570171213344" calcext:value-type="float">
            <text:p>-0.5057017121334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13333185741444" calcext:value-type="float">
            <text:p>1.1333318574144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336715040807156" calcext:value-type="float">
            <text:p>0.33671504080715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08576532146422" calcext:value-type="float">
            <text:p>1.0857653214642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406976931417019" calcext:value-type="float">
            <text:p>0.40697693141701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0.263676611693922" calcext:value-type="float">
            <text:p>-0.26367661169392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0.344025991120752" calcext:value-type="float">
            <text:p>-0.34402599112075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979244940244758" calcext:value-type="float">
            <text:p>0.97924494024475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200037555960489" calcext:value-type="float">
            <text:p>0.20003755596048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0.865663706605994" calcext:value-type="float">
            <text:p>-0.86566370660599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0.0940635327299881" calcext:value-type="float">
            <text:p>-0.09406353272998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773887211064893" calcext:value-type="float">
            <text:p>0.77388721106489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315026915448558" calcext:value-type="float">
            <text:p>0.3150269154485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503319053422497" calcext:value-type="float">
            <text:p>0.50331905342249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0.680180023147998" calcext:value-type="float">
            <text:p>-0.68018002314799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12193084893328" calcext:value-type="float">
            <text:p>0.1219308489332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344478436531252" calcext:value-type="float">
            <text:p>0.34447843653125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0.755510820088332" calcext:value-type="float">
            <text:p>-0.75551082008833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400212512099282" calcext:value-type="float">
            <text:p>0.40021251209928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545531697922625" calcext:value-type="float">
            <text:p>0.54553169792262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100030491241833" calcext:value-type="float">
            <text:p>0.10003049124183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02180381118121" calcext:value-type="float">
            <text:p>1.021803811181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0.434909659170496" calcext:value-type="float">
            <text:p>-0.43490965917049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08469938884648" calcext:value-type="float">
            <text:p>1.0846993888464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0.50447844419909" calcext:value-type="float">
            <text:p>-0.5044784441990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271592987718738" calcext:value-type="float">
            <text:p>0.27159298771873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0.319526300343975" calcext:value-type="float">
            <text:p>-0.31952630034397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987326680071622" calcext:value-type="float">
            <text:p>0.98732668007162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17848691593831" calcext:value-type="float">
            <text:p>1.1784869159383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0.00377426317288809" calcext:value-type="float">
            <text:p>-0.00377426317288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0.500949104273171" calcext:value-type="float">
            <text:p>-0.50094910427317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258596911039642" calcext:value-type="float">
            <text:p>0.25859691103964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0.0625446202451379" calcext:value-type="float">
            <text:p>-0.06254462024513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28900799392596" calcext:value-type="float">
            <text:p>1.2890079939259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0.268392590033604" calcext:value-type="float">
            <text:p>-0.26839259003360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11963910174871" calcext:value-type="float">
            <text:p>1.1196391017487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905828945413163" calcext:value-type="float">
            <text:p>0.0905828945413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84689705946575" calcext:value-type="float">
            <text:p>0.18468970594657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00417836845212" calcext:value-type="float">
            <text:p>1.004178368452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35658789373" calcext:value-type="float">
            <text:p>1.43565878937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152900637022059" calcext:value-type="float">
            <text:p>0.15290063702205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727423577269516" calcext:value-type="float">
            <text:p>0.7274235772695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836507639203739" calcext:value-type="float">
            <text:p>0.83650763920373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0.417885678452976" calcext:value-type="float">
            <text:p>-0.41788567845297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78358646667658" calcext:value-type="float">
            <text:p>0.07835864666765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807270769919529" calcext:value-type="float">
            <text:p>0.80727076991952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0.0252042830779848" calcext:value-type="float">
            <text:p>-0.02520428307798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321070162079456" calcext:value-type="float">
            <text:p>0.32107016207945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342610619917916" calcext:value-type="float">
            <text:p>0.3426106199179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712438164007947" calcext:value-type="float">
            <text:p>0.71243816400794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843556733240883" calcext:value-type="float">
            <text:p>0.84355673324088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0.190392107306938" calcext:value-type="float">
            <text:p>-0.19039210730693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436192960897783" calcext:value-type="float">
            <text:p>0.43619296089778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278546705617493" calcext:value-type="float">
            <text:p>0.27854670561749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0.161037097532516" calcext:value-type="float">
            <text:p>-0.1610370975325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103452045264408" calcext:value-type="float">
            <text:p>0.10345204526440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34373607144238" calcext:value-type="float">
            <text:p>1.3437360714423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.2606602200273" calcext:value-type="float">
            <text:p>-1.260660220027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0.0889350062460694" calcext:value-type="float">
            <text:p>-0.08893500624606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0.670257108719171" calcext:value-type="float">
            <text:p>-0.67025710871917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0.457379373171846" calcext:value-type="float">
            <text:p>-0.45737937317184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0.250367910163859" calcext:value-type="float">
            <text:p>-0.2503679101638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765349002614558" calcext:value-type="float">
            <text:p>0.76534900261455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0.831254764857854" calcext:value-type="float">
            <text:p>-0.83125476485785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599108027769735" calcext:value-type="float">
            <text:p>0.59910802776973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0.0830653327986831" calcext:value-type="float">
            <text:p>-0.08306533279868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77879552478332" calcext:value-type="float">
            <text:p>0.7787955247833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1.56509413295808" calcext:value-type="float">
            <text:p>-1.5650941329580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36441111114213" calcext:value-type="float">
            <text:p>0.6364411111142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0.646195632547313" calcext:value-type="float">
            <text:p>-0.6461956325473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0.445651119845027" calcext:value-type="float">
            <text:p>-0.44565111984502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651741805550061" calcext:value-type="float">
            <text:p>0.06517418055500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0.336206053971397" calcext:value-type="float">
            <text:p>-0.33620605397139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12391512407186" calcext:value-type="float">
            <text:p>0.1239151240718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44509435046111" calcext:value-type="float">
            <text:p>0.4450943504611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0.724218197281269" calcext:value-type="float">
            <text:p>-0.72421819728126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0.276158701644944" calcext:value-type="float">
            <text:p>-0.27615870164494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0.0333510091665834" calcext:value-type="float">
            <text:p>-0.03335100916658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0.717318429058517" calcext:value-type="float">
            <text:p>-0.71731842905851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0.541086851693693" calcext:value-type="float">
            <text:p>-0.54108685169369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0.202800564758654" calcext:value-type="float">
            <text:p>-0.20280056475865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798290781596316" calcext:value-type="float">
            <text:p>0.7982907815963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0.112711814422436" calcext:value-type="float">
            <text:p>-0.11271181442243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43807723973248" calcext:value-type="float">
            <text:p>0.94380772397324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19039840482538" calcext:value-type="float">
            <text:p>0.1903984048253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0.276047317481284" calcext:value-type="float">
            <text:p>-0.27604731748128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24914169046608" calcext:value-type="float">
            <text:p>1.2491416904660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3852535645658" calcext:value-type="float">
            <text:p>1.385253564565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854982342279054" calcext:value-type="float">
            <text:p>0.85498234227905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1.10980199417587" calcext:value-type="float">
            <text:p>-1.1098019941758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829279566357184" calcext:value-type="float">
            <text:p>0.82927956635718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710065975267384" calcext:value-type="float">
            <text:p>0.71006597526738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79159825186655" calcext:value-type="float">
            <text:p>0.6791598251866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0.222661243285952" calcext:value-type="float">
            <text:p>-0.22266124328595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832497989975893" calcext:value-type="float">
            <text:p>0.83249798997589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.35279259942881" calcext:value-type="float">
            <text:p>-1.3527925994288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.14047569954886" calcext:value-type="float">
            <text:p>-1.1404756995488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0.69678517599184" calcext:value-type="float">
            <text:p>-0.6967851759918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483831363882082" calcext:value-type="float">
            <text:p>0.48383136388208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715653840627659" calcext:value-type="float">
            <text:p>0.07156538406276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0.269168591682185" calcext:value-type="float">
            <text:p>-0.26916859168218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61443088964619" calcext:value-type="float">
            <text:p>0.66144308896461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0.460866159456517" calcext:value-type="float">
            <text:p>-0.46086615945651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0.620519297744319" calcext:value-type="float">
            <text:p>-0.62051929774431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0.0407227535322867" calcext:value-type="float">
            <text:p>-0.04072275353228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227895671629916" calcext:value-type="float">
            <text:p>0.02278956716299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0.552758211967275" calcext:value-type="float">
            <text:p>-0.55275821196727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79894103801214" calcext:value-type="float">
            <text:p>0.7989410380121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528161802720994" calcext:value-type="float">
            <text:p>0.52816180272099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0.262827312572705" calcext:value-type="float">
            <text:p>-0.26282731257270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20941945855902" calcext:value-type="float">
            <text:p>0.2094194585590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502562102749764" calcext:value-type="float">
            <text:p>0.50256210274976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544483455520118" calcext:value-type="float">
            <text:p>0.5444834555201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96426348063785" calcext:value-type="float">
            <text:p>0.00964263480637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402704317756497" calcext:value-type="float">
            <text:p>0.40270431775649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45274716572823" calcext:value-type="float">
            <text:p>0.94527471657282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87186213361579" calcext:value-type="float">
            <text:p>0.68718621336157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308590988858481" calcext:value-type="float">
            <text:p>0.30859098885848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200225142475841" calcext:value-type="float">
            <text:p>0.20022514247584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324391070224" calcext:value-type="float">
            <text:p>1.32439107022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0.281302420718169" calcext:value-type="float">
            <text:p>-0.28130242071816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374067260284846" calcext:value-type="float">
            <text:p>0.37406726028484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0.589181274992506" calcext:value-type="float">
            <text:p>-0.58918127499250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15531699281119" calcext:value-type="float">
            <text:p>0.61553169928111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718239931477125" calcext:value-type="float">
            <text:p>0.71823993147712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0.326227922524566" calcext:value-type="float">
            <text:p>-0.32622792252456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.19133907307372" calcext:value-type="float">
            <text:p>-1.1913390730737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0.000109551609057013" calcext:value-type="float">
            <text:p>-0.00010955160905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17440297052545" calcext:value-type="float">
            <text:p>1.1744029705254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707988812067248" calcext:value-type="float">
            <text:p>0.70798881206724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79076488384597" calcext:value-type="float">
            <text:p>0.97907648838459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125378221242576" calcext:value-type="float">
            <text:p>0.12537822124257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324679832462913" calcext:value-type="float">
            <text:p>0.3246798324629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0.69806003962063" calcext:value-type="float">
            <text:p>-0.6980600396206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.50647044869539" calcext:value-type="float">
            <text:p>-1.5064704486953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1.07516420414153" calcext:value-type="float">
            <text:p>-1.0751642041415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1173049737114" calcext:value-type="float">
            <text:p>0.1173049737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02:54:01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dc:date>2017-04-14T02:54:16.374000000</dc:date>
    <meta:editing-duration>PT1M45S</meta:editing-duration>
    <meta:editing-cycles>4</meta:editing-cycles>
    <meta:document-statistic meta:table-count="4" meta:cell-count="8000" meta:object-count="0"/>
  </office:meta>
</office:document-meta>
</file>